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24mm"/>
    </style:style>
    <style:style style:name="co2" style:family="table-column">
      <style:table-column-properties fo:break-before="auto" style:column-width="38.75mm"/>
    </style:style>
    <style:style style:name="co3" style:family="table-column">
      <style:table-column-properties fo:break-before="auto" style:column-width="45.83mm"/>
    </style:style>
    <style:style style:name="co4" style:family="table-column">
      <style:table-column-properties fo:break-before="auto" style:column-width="197.8mm"/>
    </style:style>
    <style:style style:name="co5" style:family="table-column">
      <style:table-column-properties fo:break-before="auto" style:column-width="137.88mm"/>
    </style:style>
    <style:style style:name="co6" style:family="table-column">
      <style:table-column-properties fo:break-before="auto" style:column-width="111.74mm"/>
    </style:style>
    <style:style style:name="co7" style:family="table-column">
      <style:table-column-properties fo:break-before="auto" style:column-width="22.67mm"/>
    </style:style>
    <style:style style:name="co8" style:family="table-column">
      <style:table-column-properties fo:break-before="auto" style:column-width="4.97mm"/>
    </style:style>
    <style:style style:name="co9" style:family="table-column">
      <style:table-column-properties fo:break-before="auto" style:column-width="36.3mm"/>
    </style:style>
    <style:style style:name="co10" style:family="table-column">
      <style:table-column-properties fo:break-before="auto" style:column-width="43.11mm"/>
    </style:style>
    <style:style style:name="co11" style:family="table-column">
      <style:table-column-properties fo:break-before="auto" style:column-width="90.77mm"/>
    </style:style>
    <style:style style:name="co12" style:family="table-column">
      <style:table-column-properties fo:break-before="auto" style:column-width="56.18mm"/>
    </style:style>
    <style:style style:name="co13" style:family="table-column">
      <style:table-column-properties fo:break-before="auto" style:column-width="76.06mm"/>
    </style:style>
    <style:style style:name="co14" style:family="table-column">
      <style:table-column-properties fo:break-before="auto" style:column-width="34.94mm"/>
    </style:style>
    <style:style style:name="co15" style:family="table-column">
      <style:table-column-properties fo:break-before="auto" style:column-width="30.85mm"/>
    </style:style>
    <style:style style:name="co16" style:family="table-column">
      <style:table-column-properties fo:break-before="auto" style:column-width="132.98mm"/>
    </style:style>
    <style:style style:name="co17" style:family="table-column">
      <style:table-column-properties fo:break-before="auto" style:column-width="74.97mm"/>
    </style:style>
    <style:style style:name="co18" style:family="table-column">
      <style:table-column-properties fo:break-before="auto" style:column-width="23.64mm"/>
    </style:style>
    <style:style style:name="co19" style:family="table-column">
      <style:table-column-properties fo:break-before="auto" style:column-width="88mm"/>
    </style:style>
    <style:style style:name="co20" style:family="table-column">
      <style:table-column-properties fo:break-before="auto" style:column-width="117.14mm"/>
    </style:style>
    <style:style style:name="co21" style:family="table-column">
      <style:table-column-properties fo:break-before="auto" style:column-width="98.55mm"/>
    </style:style>
    <style:style style:name="co22" style:family="table-column">
      <style:table-column-properties fo:break-before="auto" style:column-width="67.08mm"/>
    </style:style>
    <style:style style:name="co23" style:family="table-column">
      <style:table-column-properties fo:break-before="auto" style:column-width="35.15mm"/>
    </style:style>
    <style:style style:name="co24" style:family="table-column">
      <style:table-column-properties fo:break-before="auto" style:column-width="23.78mm"/>
    </style:style>
    <style:style style:name="co25" style:family="table-column">
      <style:table-column-properties fo:break-before="auto" style:column-width="61.63mm"/>
    </style:style>
    <style:style style:name="co26" style:family="table-column">
      <style:table-column-properties fo:break-before="auto" style:column-width="23.23mm"/>
    </style:style>
    <style:style style:name="co27" style:family="table-column">
      <style:table-column-properties fo:break-before="auto" style:column-width="97.03mm"/>
    </style:style>
    <style:style style:name="co28" style:family="table-column">
      <style:table-column-properties fo:break-before="auto" style:column-width="52.37mm"/>
    </style:style>
    <style:style style:name="co29" style:family="table-column">
      <style:table-column-properties fo:break-before="auto" style:column-width="143.05mm"/>
    </style:style>
    <style:style style:name="co30" style:family="table-column">
      <style:table-column-properties fo:break-before="auto" style:column-width="28.35mm"/>
    </style:style>
    <style:style style:name="co31" style:family="table-column">
      <style:table-column-properties fo:break-before="auto" style:column-width="105.22mm"/>
    </style:style>
    <style:style style:name="co32" style:family="table-column">
      <style:table-column-properties fo:break-before="auto" style:column-width="103.56mm"/>
    </style:style>
    <style:style style:name="co33" style:family="table-column">
      <style:table-column-properties fo:break-before="auto" style:column-width="101.65mm"/>
    </style:style>
    <style:style style:name="co34" style:family="table-column">
      <style:table-column-properties fo:break-before="auto" style:column-width="39.44mm"/>
    </style:style>
    <style:style style:name="co35" style:family="table-column">
      <style:table-column-properties fo:break-before="auto" style:column-width="36.67mm"/>
    </style:style>
    <style:style style:name="co36" style:family="table-column">
      <style:table-column-properties fo:break-before="auto" style:column-width="83.41mm"/>
    </style:style>
    <style:style style:name="co37" style:family="table-column">
      <style:table-column-properties fo:break-before="auto" style:column-width="150.72mm"/>
    </style:style>
    <style:style style:name="co38" style:family="table-column">
      <style:table-column-properties fo:break-before="auto" style:column-width="71.08mm"/>
    </style:style>
    <style:style style:name="co39" style:family="table-column">
      <style:table-column-properties fo:break-before="auto" style:column-width="28.91mm"/>
    </style:style>
    <style:style style:name="co40" style:family="table-column">
      <style:table-column-properties fo:break-before="auto" style:column-width="31.96mm"/>
    </style:style>
    <style:style style:name="co41" style:family="table-column">
      <style:table-column-properties fo:break-before="auto" style:column-width="51.38mm"/>
    </style:style>
    <style:style style:name="co42" style:family="table-column">
      <style:table-column-properties fo:break-before="auto" style:column-width="70.26mm"/>
    </style:style>
    <style:style style:name="co43" style:family="table-column">
      <style:table-column-properties fo:break-before="auto" style:column-width="102.45mm"/>
    </style:style>
    <style:style style:name="co44" style:family="table-column">
      <style:table-column-properties fo:break-before="auto" style:column-width="95.44mm"/>
    </style:style>
    <style:style style:name="co45" style:family="table-column">
      <style:table-column-properties fo:break-before="auto" style:column-width="226.4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39mm" fo:break-before="auto" style:use-optimal-row-height="true"/>
    </style:style>
    <style:style style:name="ro3" style:family="table-row">
      <style:table-row-properties style:row-height="10.83mm" fo:break-before="auto" style:use-optimal-row-height="true"/>
    </style:style>
    <style:style style:name="ro4" style:family="table-row">
      <style:table-row-properties style:row-height="14.27mm" fo:break-before="auto" style:use-optimal-row-height="true"/>
    </style:style>
    <style:style style:name="ro5" style:family="table-row">
      <style:table-row-properties style:row-height="4.53mm" fo:break-before="auto" style:use-optimal-row-height="true"/>
    </style:style>
    <style:style style:name="ro6" style:family="table-row">
      <style:table-row-properties style:row-height="17.71mm" fo:break-before="auto" style:use-optimal-row-height="true"/>
    </style:style>
    <style:style style:name="ro7" style:family="table-row">
      <style:table-row-properties style:row-height="13.16mm" fo:break-before="auto" style:use-optimal-row-height="true"/>
    </style:style>
    <style:style style:name="ro8" style:family="table-row">
      <style:table-row-properties style:row-height="8.9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e6e6ff"/>
    </style:style>
    <style:style style:name="ce9" style:family="table-cell" style:parent-style-name="Default">
      <style:table-cell-properties style:vertical-align="top"/>
    </style:style>
    <style:style style:name="ce10" style:family="table-cell" style:parent-style-name="Default">
      <style:table-cell-properties fo:background-color="#ffcc99" style:vertical-align="top"/>
    </style:style>
    <style:style style:name="ce11" style:family="table-cell" style:parent-style-name="Default">
      <style:table-cell-properties style:vertical-align="top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able-cell-properties fo:background-color="transparent" style:vertical-align="top"/>
    </style:style>
    <style:style style:name="ce7" style:family="table-cell" style:parent-style-name="Default">
      <style:table-cell-properties style:text-align-source="value-type" style:repeat-content="false" style:vertical-align="top"/>
    </style:style>
    <style:style style:name="ce13" style:family="table-cell" style:parent-style-name="Default">
      <style:table-cell-properties style:text-align-source="value-type" style:repeat-content="false" fo:background-color="transparent" style:vertical-align="top"/>
    </style:style>
    <style:style style:name="ce14" style:family="table-cell" style:parent-style-name="Default">
      <style:table-cell-properties style:text-align-source="value-type" style:repeat-content="false" style:vertical-align="top"/>
      <style:paragraph-properties fo:margin-left="0mm"/>
    </style:style>
    <style:style style:name="ce19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ackground-color="#99ccff" style:vertical-align="top"/>
    </style:style>
    <style:style style:name="T1" style:family="text">
      <style:text-properties style:text-position="super 58%"/>
    </style:style>
  </office:automatic-styles>
  <office:body>
    <office:spreadsheet>
      <table:table table:name="MKY.IO.Serial.SerialPort" table:style-name="ta1" table:print="false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number-columns-repeated="1018" table:default-cell-style-name="ce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11" office:value-type="string" calcext:value-type="string">
            <text:p>Note that the following tests must be performed on an interface fully supporting buffering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1" office:value-type="string" calcext:value-type="string">
            <text:p>Ideally use FTDI ports (e.g. COM21/22) which are known to have best feature support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1" office:value-type="string" calcext:value-type="string">
            <text:p>e.g. Microsoft and Prolific do not properly support buffering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1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ates</text:p>
          </table:table-cell>
          <table:table-cell office:value-type="string" calcext:value-type="string">
            <text:p>Rates with default settings</text:p>
          </table:table-cell>
          <table:table-cell office:value-type="string" calcext:value-type="string">
            <text:p>Create a new terminal on serial COM po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ow counts rates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Counts and rates must properly behav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end "\!-SendFiles\Stress-1-Normal.txt"</text:p>
          </table:table-cell>
          <table:table-cell office:value-type="string" calcext:value-type="string">
            <text:p>Byte rate must be at least 500/s (i.e. 9600 baud - 25% - overhead)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both terminals to 115200 baud</text:p>
          </table:table-cell>
          <table:table-cell/>
          <table:table-cell office:value-type="string" calcext:value-type="string">
            <text:p>Use presets, then these are tested right as well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Byte rate must be at least 6000/s (i.e. 115200 baud - 25% - overhead)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Rates with full buffering</text:p>
          </table:table-cell>
          <table:table-cell office:value-type="string" calcext:value-type="string">
            <text:p>In advanced settings of both terminals, disable...</text:p>
            <text:p>...'Output no more than baud rate...'</text:p>
            <text:p>...'Output chunks of max...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store both terminals to 9600 baud</text:p>
          </table:table-cell>
          <table:table-cell/>
          <table:table-cell table:formula="of:=[.F17]" office:value-type="string" office:string-value="Use presets, then these are tested right as well" calcext:value-type="string">
            <text:p>Use presets, then these are tested right as wel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Rates must properly behav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With true COM port (not VSPE), byte rate on Rx will be close to 960/s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gain set both terminals to 115200 baud</text:p>
          </table:table-cell>
          <table:table-cell/>
          <table:table-cell table:formula="of:=[.F21]" office:value-type="string" office:string-value="Use presets, then these are tested right as well" calcext:value-type="string">
            <text:p>Use presets, then these are tested right as well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With true COM port (not VSPE), byte rate on Rx will be close to 11520/s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11" office:value-type="string" calcext:value-type="string">
            <text:p>Note that the following tests must be performed on an interface fully supporting advanced serial COM port features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1" office:value-type="string" calcext:value-type="string">
            <text:p>Ideally use FTDI ports (e.g. COM21/22) which are known to have best feature support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1" office:value-type="string" calcext:value-type="string">
            <text:p>VSPE e.g. doesn't support XOn/XOff software flow control.</text:p>
          </table:table-cell>
          <table:table-cell table:number-columns-repeated="1020"/>
        </table:table-row>
        <table:table-row table:style-name="ro1" table:number-rows-repeated="2">
          <table:table-cell table:number-columns-repeated="3"/>
          <table:table-cell table:style-name="ce11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FR/CTS</text:p>
          </table:table-cell>
          <table:table-cell office:value-type="string" calcext:value-type="string">
            <text:p>Closed – Manual RFR/CTS</text:p>
          </table:table-cell>
          <table:table-cell office:value-type="string" calcext:value-type="string">
            <text:p>Create a new terminal on serial COM port with 'Manual Hardware' flow control without opening it</text:p>
          </table:table-cell>
          <table:table-cell office:value-type="string" calcext:value-type="string">
            <text:p>RFR/CTS/DTR/DSR/DCD states are shown but dis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Manual RFR/CTS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RFR/DTR are on and editable, CTS is shown and off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able and re-enable RFR and DTR</text:p>
          </table:table-cell>
          <table:table-cell office:value-type="string" calcext:value-type="string">
            <text:p>Flow control count is incremen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flow control count</text:p>
          </table:table-cell>
          <table:table-cell office:value-type="string" calcext:value-type="string">
            <text:p>Flow control count re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losed – RFR/CTS</text:p>
          </table:table-cell>
          <table:table-cell office:value-type="string" calcext:value-type="string">
            <text:p>Create a second terminal looped back to the first with 'Hardware' flow control without opening it</text:p>
          </table:table-cell>
          <table:table-cell office:value-type="string" calcext:value-type="string">
            <text:p>RFR/CTS/DTR/DSR/DCD states are shown but disabl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RFR/CTS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RFR/DTR are on, DTR is editable, CTS is shown and 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CTS/DSR/DCD of first terminal are o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able and re-enable RFR and DTR of first terminal</text:p>
          </table:table-cell>
          <table:table-cell office:value-type="string" calcext:value-type="string">
            <text:p>CTS and DSR/DCD turn off and on</text:p>
            <text:p>Flow control count is incremen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flow control count</text:p>
          </table:table-cell>
          <table:table-cell office:value-type="string" calcext:value-type="string">
            <text:p>Flow control count re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CTS is on</text:p>
          </table:table-cell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CTS is off</text:p>
          </table:table-cell>
          <table:table-cell office:value-type="string" calcext:value-type="string">
            <text:p>Toggle RFR of first terminal</text:p>
          </table:table-cell>
          <table:table-cell office:value-type="string" calcext:value-type="string">
            <text:p>CTS of second terminal is off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but retain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Toggle RFR of first terminal</text:p>
          </table:table-cell>
          <table:table-cell office:value-type="string" calcext:value-type="string">
            <text:p>CTS of first terminal is on</text:p>
            <text:p>Data is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XOn/XOff</text:p>
          </table:table-cell>
          <table:table-cell office:value-type="string" calcext:value-type="string">
            <text:p>Closed – None</text:p>
          </table:table-cell>
          <table:table-cell office:value-type="string" calcext:value-type="string">
            <text:p>Create a new terminal on serial COM port with 'None' flow control without opening it</text:p>
          </table:table-cell>
          <table:table-cell office:value-type="string" calcext:value-type="string">
            <text:p>IXS and OXS states are hidde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None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IXS and OXS states are hidden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Open – Manual XOn/XOff</text:p>
          </table:table-cell>
          <table:table-cell office:value-type="string" calcext:value-type="string">
            <text:p>Set terminal to 'Manual Software' flow control</text:p>
          </table:table-cell>
          <table:table-cell office:value-type="string" calcext:value-type="string">
            <text:p>IXS and OXS states are shown, IXS is editable, IXS is on, OXS is assumed to be on</text:p>
            <text:p>&lt;XON&gt; is sent by terminal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  <text:p>Except for IXS XOn which is incremented each time the terminal is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XOn/XOff</text:p>
          </table:table-cell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terminal to 'Software' flow contro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/open terminal</text:p>
          </table:table-cell>
          <table:table-cell office:value-type="string" calcext:value-type="string">
            <text:p>&lt;XON&gt; is received by first 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OXS count is increment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n</text:p>
          </table:table-cell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ff</text:p>
          </table:table-cell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FF&gt; is received by second terminal but won't be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accep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more data from second to first terminal until warning is output</text:p>
          </table:table-cell>
          <table:table-cell office:value-type="string" calcext:value-type="string">
            <text:p>Warning is output once</text:p>
            <text:p>Data is accepted but partly retained (i.e. will not yet be shown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more data from second to first terminal</text:p>
          </table:table-cell>
          <table:table-cell office:value-type="string" calcext:value-type="string">
            <text:p>Data is accepted but retained (i.e. will not yet be shown)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N&gt; is received by second terminal but won't be shown</text:p>
            <text:p>Retained data is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FF&gt; is received by second terminal but won't be shown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a lot of data from second to first terminal</text:p>
          </table:table-cell>
          <table:table-cell office:value-type="string" calcext:value-type="string">
            <text:p>Data is accepted but retained</text:p>
            <text:p>Warning is output once again</text:p>
          </table:table-cell>
          <table:table-cell office:value-type="string" calcext:value-type="string">
            <text:p>Ensure that a lot of data can be retained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N&gt; is received by second terminal but won't be shown</text:p>
            <text:p>Retained 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Hide XOn/XOff </text:p>
          </table:table-cell>
          <table:table-cell office:value-type="string" calcext:value-type="string">
            <text:p>Enable 'Hide XOn/XOff' in advanced settings of first terminal</text:p>
          </table:table-cell>
          <table:table-cell office:value-type="string" calcext:value-type="string">
            <text:p>&lt;XON&gt; and &lt;XOFF&gt; indications disapp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how XOn/XOff </text:p>
          </table:table-cell>
          <table:table-cell office:value-type="string" calcext:value-type="string">
            <text:p>Disable 'Hide XOn/XOff' in advanced settings of first terminal</text:p>
          </table:table-cell>
          <table:table-cell office:value-type="string" calcext:value-type="string">
            <text:p>&lt;XON&gt; and &lt;XOFF&gt; indications reapp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Combine both above</text:p>
          </table:table-cell>
          <table:table-cell office:value-type="string" calcext:value-type="string">
            <text:p>Use 'Manual Combined' and 'Combined' flow contro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Output Break State</text:p>
          </table:table-cell>
          <table:table-cell office:value-type="string" calcext:value-type="string">
            <text:p>Indicate OBS/IBS</text:p>
          </table:table-cell>
          <table:table-cell office:value-type="string" calcext:value-type="string">
            <text:p>Create a new terminal on serial COM port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Terminal &gt; Settings... &gt; Advanced Settings...</text:p>
            <text:p>                                         &gt; Indicate break states</text:p>
            <text:p>                                         &gt; Output break can be modified</text:p>
          </table:table-cell>
          <table:table-cell office:value-type="string" calcext:value-type="string">
            <text:p/>
            <text:p>IBS and OBS indicated</text:p>
            <text:p>IBS is disabled (i.e. greyed), OBS is enabl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formula="of:=[.D81]" office:value-type="string" office:string-value="Terminal &gt; Settings... &gt; Advanced Settings...&#10;                                         &gt; Indicate break states&#10;                                         &gt; Output break can be modified" calcext:value-type="string">
            <text:p>Terminal &gt; Settings... &gt; Advanced Settings...</text:p>
            <text:p>                                         &gt; Indicate break states</text:p>
            <text:p>                                         &gt; Output break can be modified</text:p>
          </table:table-cell>
          <table:table-cell table:formula="of:=[.E81]" office:value-type="string" office:string-value="&#10;IBS and OBS indicated&#10;IBS is disabled (i.e. greyed), OBS is enabled" calcext:value-type="string">
            <text:p/>
            <text:p>IBS and OBS indicated</text:p>
            <text:p>IBS is disabled (i.e. greyed), OBS is enabl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et OBS manually</text:p>
          </table:table-cell>
          <table:table-cell office:value-type="string" calcext:value-type="string">
            <text:p>Set OBS of first terminal by clicking on symbol</text:p>
          </table:table-cell>
          <table:table-cell office:value-type="string" calcext:value-type="string">
            <text:p>First terminal: OBS turns red and terminal gets disconnect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Reset OBS manually</text:p>
          </table:table-cell>
          <table:table-cell office:value-type="string" calcext:value-type="string">
            <text:p>Reset OBS of first terminal by clicking on symbol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Modify OBS settings</text:p>
          </table:table-cell>
          <table:table-cell office:value-type="string" calcext:value-type="string">
            <text:p>First terminal:</text:p>
            <text:p>Terminal &gt; Settings... &gt; Advanced Settings...</text:p>
            <text:p>                                         &gt; No send while in OBS = No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et OBS manually</text:p>
          </table:table-cell>
          <table:table-cell office:value-type="string" calcext:value-type="string">
            <text:p>Set OBS of first terminal by clicking on symbol</text:p>
          </table:table-cell>
          <table:table-cell office:value-type="string" calcext:value-type="string">
            <text:p>First terminal: OBS turns red and terminal gets disconnected</text:p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retained and an error message is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Reset OBS manually</text:p>
          </table:table-cell>
          <table:table-cell office:value-type="string" calcext:value-type="string">
            <text:p>Reset OBS of first terminal by clicking on symbol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OutputBreakOn)</text:p>
          </table:table-cell>
          <table:table-cell office:value-type="string" calcext:value-type="string">
            <text:p>Define a command \!(OutputBreakOn)\!(NoEOL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\!(OutputBreakOff)</text:p>
          </table:table-cell>
          <table:table-cell office:value-type="string" calcext:value-type="string">
            <text:p>Define a command \!(OutputBreakOff)\!(NoEOL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command with some data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t OBS of first terminal by calling the according command</text:p>
          </table:table-cell>
          <table:table-cell office:value-type="string" calcext:value-type="string">
            <text:p>First terminal: OBS turns red and terminal gets disconnected</text:p>
            <text:p>Second terminal: IBS turns red but terminal stays conn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Reset OBS of first terminal by calling the according command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No error messages appear</text:p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ToDo</text:p>
          </table:table-cell>
          <table:table-cell table:style-name="ce10" table:number-columns-repeated="2"/>
          <table:table-cell table:style-name="ce10" office:value-type="string" calcext:value-type="string">
            <text:p>"YAT – BreakStateTest.jpg" still of any purpose?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ToDo</text:p>
          </table:table-cell>
          <table:table-cell table:style-name="ce10"/>
          <table:table-cell table:style-name="ce10" office:value-type="string" calcext:value-type="string">
            <text:p>Suspend/Resume</text:p>
          </table:table-cell>
          <table:table-cell table:style-name="ce10" office:value-type="string" calcext:value-type="string">
            <text:p>Open terminal on internal COM</text:p>
          </table:table-cell>
          <table:table-cell/>
          <table:table-cell office:value-type="string" calcext:value-type="string">
            <text:p>Requires computer with internal COM (e.g. docking station @ MT)</text:p>
          </table:table-cell>
          <table:table-cell table:number-columns-repeated="1018"/>
        </table:table-row>
        <table:table-row table:style-name="ro1">
          <table:table-cell table:style-name="ce10" table:number-columns-repeated="2"/>
          <table:table-cell table:style-name="ce10" office:value-type="string" calcext:value-type="string">
            <text:p>of internal COM</text:p>
          </table:table-cell>
          <table:table-cell table:style-name="ce10" office:value-type="string" calcext:value-type="string">
            <text:p>Send some data back and forth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style-name="ce10" table:number-columns-repeated="3"/>
          <table:table-cell table:style-name="ce10" office:value-type="string" calcext:value-type="string">
            <text:p>Suspend computer</text:p>
          </table:table-cell>
          <table:table-cell table:number-columns-repeated="1020"/>
        </table:table-row>
        <table:table-row table:style-name="ro1">
          <table:table-cell table:style-name="ce10" table:number-columns-repeated="3"/>
          <table:table-cell table:style-name="ce10" office:value-type="string" calcext:value-type="string">
            <text:p>Resume computer</text:p>
          </table:table-cell>
          <table:table-cell table:number-columns-repeated="1020"/>
        </table:table-row>
        <table:table-row table:style-name="ro1">
          <table:table-cell table:style-name="ce10" table:number-columns-repeated="3"/>
          <table:table-cell table:style-name="ce10" office:value-type="string" calcext:value-type="string">
            <text:p>Send some data back and forth</text:p>
          </table:table-cell>
          <table:table-cell office:value-type="string" calcext:value-type="string">
            <text:p>Data is sent and received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Disconnect/Reconnect</text:p>
          </table:table-cell>
          <table:table-cell office:value-type="string" calcext:value-type="string">
            <text:p>Microsoft driver</text:p>
          </table:table-cell>
          <table:table-cell office:value-type="string" calcext:value-type="string">
            <text:p>Go to the system device manager</text:p>
            <text:p>Locate the RB EVB (e.g. COM43) and verify the driver</text:p>
          </table:table-cell>
          <table:table-cell office:value-type="string" calcext:value-type="string">
            <text:p/>
            <text:p>Driver is Mettler-Toledo (ToriLogic/Thesycon) e.g. 1.24.0.0 of 2016-11-24</text:p>
          </table:table-cell>
          <table:table-cell office:value-type="string" calcext:value-type="string">
            <text:p>This is an additional test to the automatic performed tests</text:p>
            <text:p>Required because the automatic test doesn't use the Microsoft drive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hange to Microsoft driver by 'Update &gt; Manual &gt; List &gt; Serial USB Device'</text:p>
          </table:table-cell>
          <table:table-cell office:value-type="string" calcext:value-type="string">
            <text:p>Driver now is e.g. Microsoft 10.0.10586.306 of 2006-06-21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a new terminal on RB EVB serial COM port</text:p>
          </table:table-cell>
          <table:table-cell office:value-type="string" calcext:value-type="string">
            <text:p>Terminal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anually close the por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anually open the port agai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office:value-type="string" calcext:value-type="string">
            <text:p>Terminal re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again</text:p>
          </table:table-cell>
          <table:table-cell table:style-name="ce5" office:value-type="string" calcext:value-type="string">
            <text:p>Sending possible again, successfully receiving</text:p>
          </table:table-cell>
          <table:table-cell table:style-name="ce5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table:style-name="ce5"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style-name="ce5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table:style-name="ce5" office:value-type="string" calcext:value-type="string">
            <text:p>Sending not possible, terminal gets closed, is waiting for reconnect</text:p>
          </table:table-cell>
          <table:table-cell table:style-name="ce5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office:value-type="string" calcext:value-type="string">
            <text:p>Terminal re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again</text:p>
          </table:table-cell>
          <table:table-cell office:value-type="string" calcext:value-type="string">
            <text:p>Sending possible again, successfully receiving</text:p>
          </table:table-cell>
          <table:table-cell office:value-type="string" calcext:value-type="string">
            <text:p>Only new data is sent, previous data got clear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Go back to the system device manag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store Mettler-Toledo driver by 'Update &gt; Manual &gt; List &gt; Serial USB Device'</text:p>
          </table:table-cell>
          <table:table-cell office:value-type="string" calcext:value-type="string">
            <text:p>Driver is again Mettler-Toledo (ToriLogic/Thesycon) e.g. 1.24.0.0 of 2016-11-24</text:p>
          </table:table-cell>
          <table:table-cell table:number-columns-repeated="1019"/>
        </table:table-row>
        <table:table-row table:style-name="ro1" table:number-rows-repeated="654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Serial.Socket" table:style-name="ta1" table:print="false">
        <office:forms form:automatic-focus="false" form:apply-design-mode="false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7" table:number-columns-repeated="1018" table:default-cell-style-name="ce7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Open</text:p>
          </table:table-cell>
          <table:table-cell office:value-type="string" calcext:value-type="string">
            <text:p>Continuous while opening</text:p>
          </table:table-cell>
          <table:table-cell office:value-type="string" calcext:value-type="string">
            <text:p>Create a new terminal using AutoSocke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tart continuous mode on device</text:p>
          </table:table-cell>
          <table:table-cell/>
          <table:table-cell table:style-name="ce14" office:value-type="string" calcext:value-type="string">
            <text:p>SIR on RB ExBal Win32</text:p>
            <text:p>(ECHO 2 doesn't work as disconnect resets it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port while SIR is received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port while SIR is received</text:p>
          </table:table-cell>
          <table:table-cell office:value-type="string" calcext:value-type="string">
            <text:p>Data is received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while SIR is received</text:p>
          </table:table-cell>
          <table:table-cell office:value-type="string" calcext:value-type="string">
            <text:p>Data is received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continuous mode on device</text:p>
          </table:table-cell>
          <table:table-cell/>
          <table:table-cell office:value-type="string" calcext:value-type="string">
            <text:p>C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CP/IP Client</text:p>
          </table:table-cell>
          <table:table-cell office:value-type="string" calcext:value-type="string">
            <text:p>Auto-Reconnect</text:p>
          </table:table-cell>
          <table:table-cell office:value-type="string" calcext:value-type="string">
            <text:p>Create and open TCP/IP Serv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nd open TCP/IP Client without auto-reconnect</text:p>
          </table:table-cell>
          <table:table-cell office:value-type="string" calcext:value-type="string">
            <text:p>Both terminals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server</text:p>
          </table:table-cell>
          <table:table-cell table:style-name="ce13"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stay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client</text:p>
          </table:table-cell>
          <table:table-cell office:value-type="string" calcext:value-type="string">
            <text:p>Both terminals are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figure the client to be auto-reconnectabl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ose server</text:p>
          </table:table-cell>
          <table:table-cell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server again</text:p>
          </table:table-cell>
          <table:table-cell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gets reconnecte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CP/IP Server</text:p>
          </table:table-cell>
          <table:table-cell office:value-type="string" calcext:value-type="string">
            <text:p>Listening</text:p>
          </table:table-cell>
          <table:table-cell office:value-type="string" calcext:value-type="string">
            <text:p>Close client</text:p>
          </table:table-cell>
          <table:table-cell office:value-type="string" calcext:value-type="string">
            <text:p>Server gets listenin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client</text:p>
          </table:table-cell>
          <table:table-cell office:value-type="string" calcext:value-type="string">
            <text:p>Server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client again</text:p>
          </table:table-cell>
          <table:table-cell office:value-type="string" calcext:value-type="string">
            <text:p>Server gets listenin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client again</text:p>
          </table:table-cell>
          <table:table-cell office:value-type="string" calcext:value-type="string">
            <text:p>Server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ates</text:p>
          </table:table-cell>
          <table:table-cell office:value-type="string" calcext:value-type="string">
            <text:p>Tx/Rx byte/line rates</text:p>
          </table:table-cell>
          <table:table-cell office:value-type="string" calcext:value-type="string">
            <text:p>Create a new terminal using AutoSock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ow rates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Rates must properly behave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nd "\!-SendFiles\Stress-3-EvenLarger.txt"</text:p>
          </table:table-cell>
          <table:table-cell office:value-type="string" calcext:value-type="string">
            <text:p>Byte rate must be ~20000/s</text:p>
            <text:p>Line rate must be ~300/s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TCP/IP AutoSocket</text:p>
          </table:table-cell>
          <table:table-cell office:value-type="string" calcext:value-type="string">
            <text:p>Remoteconnect</text:p>
          </table:table-cell>
          <table:table-cell office:value-type="string" calcext:value-type="string">
            <text:p>[On YAT DevelopmentComputer]</text:p>
            <text:p>Create a new terminal using TCP/IP AutoSocket</text:p>
            <text:p> &gt; Remote Host = YAT TestComputer</text:p>
          </table:table-cell>
          <table:table-cell office:value-type="string" calcext:value-type="string">
            <text:p>Terminal can be opened</text:p>
          </table:table-cell>
          <table:table-cell office:value-type="string" calcext:value-type="string">
            <text:p>YAT DevelopmentComputer is 192.168.188.34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[On YAT TestComputer]</text:p>
            <text:p>Create a new terminal using TCP/IP AutoSocket</text:p>
            <text:p> &gt; Remote Host = YAT DevelopmentComputer</text:p>
          </table:table-cell>
          <table:table-cell office:value-type="string" calcext:value-type="string">
            <text:p>Both terminals interconnected</text:p>
          </table:table-cell>
          <table:table-cell office:value-type="string" calcext:value-type="string">
            <text:p>YAT TestComputer is 192.168.188.3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TCP/IP Cilent/Server</text:p>
          </table:table-cell>
          <table:table-cell office:value-type="string" calcext:value-type="string">
            <text:p>Remoteconnect</text:p>
          </table:table-cell>
          <table:table-cell office:value-type="string" calcext:value-type="string">
            <text:p>[On YAT TestComputer]</text:p>
            <text:p>Create a TCP/IP Server</text:p>
          </table:table-cell>
          <table:table-cell office:value-type="string" calcext:value-type="string">
            <text:p>Terminal can be open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[On YAT DevelopmentComputer]</text:p>
            <text:p>Create a new terminal using TCP/IP Client</text:p>
            <text:p> &gt; Remote Host = YAT TestComputer</text:p>
          </table:table-cell>
          <table:table-cell office:value-type="string" calcext:value-type="string">
            <text:p>Both terminals interconnected</text:p>
          </table:table-cell>
          <table:table-cell table:formula="of:=[.F39]" office:value-type="string" office:string-value="YAT TestComputer is 192.168.188.32" calcext:value-type="string">
            <text:p>YAT TestComputer is 192.168.188.3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On YAT DevelopmentComputer]</text:p>
            <text:p>Create a TCP/IP Server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On YAT TestComputer]</text:p>
            <text:p>Create a TCP/IP Client</text:p>
            <text:p> &gt; Remote Host = YAT DevelopmentComputer</text:p>
          </table:table-cell>
          <table:table-cell office:value-type="string" calcext:value-type="string">
            <text:p>Both terminals interconnected</text:p>
          </table:table-cell>
          <table:table-cell table:formula="of:=[.F38]" office:value-type="string" office:string-value="YAT DevelopmentComputer is 192.168.188.34" calcext:value-type="string">
            <text:p>YAT DevelopmentComputer is 192.168.188.34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UDP/IP PairSocket</text:p>
          </table:table-cell>
          <table:table-cell office:value-type="string" calcext:value-type="string">
            <text:p>Interconnect</text:p>
          </table:table-cell>
          <table:table-cell office:value-type="string" calcext:value-type="string">
            <text:p>Create two terminals using UDP/IP PairSocket</text:p>
            <text:p> &gt; 1st terminal ports = 10000 / 10001</text:p>
            <text:p> &gt; 2nd terminal ports = 10001 / 10000</text:p>
          </table:table-cell>
          <table:table-cell office:value-type="string" calcext:value-type="string">
            <text:p>Both terminals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Remoteconnect</text:p>
          </table:table-cell>
          <table:table-cell office:value-type="string" calcext:value-type="string">
            <text:p>[On YAT DevelopmentComputer]</text:p>
            <text:p>Create a new terminal using UDP/IP PairSocket</text:p>
            <text:p> &gt; Remote Host = YAT TestComputer</text:p>
            <text:p> &gt; Local UDP Port = 10000</text:p>
          </table:table-cell>
          <table:table-cell office:value-type="string" calcext:value-type="string">
            <text:p>Terminal can be opened</text:p>
          </table:table-cell>
          <table:table-cell table:formula="of:=[.F39]" office:value-type="string" office:string-value="YAT TestComputer is 192.168.188.32" calcext:value-type="string">
            <text:p>YAT TestComputer is 192.168.188.32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[On YAT TestComputer]</text:p>
            <text:p>Create a new terminal using UDP/IP PairSocket</text:p>
            <text:p> &gt; Remote Host = YAT DevelopmentComputer</text:p>
            <text:p> &gt; Local UDP Port = 10000</text:p>
          </table:table-cell>
          <table:table-cell office:value-type="string" calcext:value-type="string">
            <text:p>Both terminals interconnected</text:p>
          </table:table-cell>
          <table:table-cell table:formula="of:=[.F38]" office:value-type="string" office:string-value="YAT DevelopmentComputer is 192.168.188.34" calcext:value-type="string">
            <text:p>YAT DevelopmentComputer is 192.168.188.34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UDP/IP Client/Server</text:p>
          </table:table-cell>
          <table:table-cell office:value-type="string" calcext:value-type="string">
            <text:p>Interconnect</text:p>
          </table:table-cell>
          <table:table-cell office:value-type="string" calcext:value-type="string">
            <text:p>Create a terminal using UDP/IP Client</text:p>
            <text:p> &gt; Remote port = 10000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reate a terminal using UDP/IP Server</text:p>
            <text:p> &gt; Local port = 100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Multiconnect</text:p>
          </table:table-cell>
          <table:table-cell office:value-type="string" calcext:value-type="string">
            <text:p>Create another terminal using UDP/IP Client</text:p>
            <text:p> &gt; Remote port = 10000</text:p>
          </table:table-cell>
          <table:table-cell office:value-type="string" calcext:value-type="string">
            <text:p>Port sharing allow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Server sends to most recently active clien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 from the previous client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Server sends to most recently active clien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Remoteconnect</text:p>
          </table:table-cell>
          <table:table-cell office:value-type="string" calcext:value-type="string">
            <text:p>[On YAT TestLaptop]</text:p>
            <text:p>Create a UDP Server</text:p>
            <text:p> &gt; Local port = 10000</text:p>
          </table:table-cell>
          <table:table-cell office:value-type="string" calcext:value-type="string">
            <text:p>Terminal can be opene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[On YAT DevelopmentComputer]</text:p>
            <text:p>Create a new terminal using UDP/IP Client</text:p>
            <text:p> &gt; Remote host = YAT TestLaptop</text:p>
            <text:p> &gt; Remote port = 10000</text:p>
          </table:table-cell>
          <table:table-cell/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 table:number-rows-repeated="10485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Serial.Usb" table:style-name="ta1" table:print="false">
        <office:forms form:automatic-focus="false" form:apply-design-mode="false"/>
        <table:table-column table:style-name="co8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5" table:default-cell-style-name="ce9"/>
        <table:table-column table:style-name="co17" table:default-cell-style-name="ce9"/>
        <table:table-column table:style-name="co7" table:number-columns-repeated="1018" table:default-cell-style-name="ce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numeration</text:p>
          </table:table-cell>
          <table:table-cell/>
          <table:table-cell office:value-type="string" calcext:value-type="string">
            <text:p>Connect test devic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 and select USB Ser/HID</text:p>
          </table:table-cell>
          <table:table-cell office:value-type="string" calcext:value-type="string">
            <text:p>Devices are shown in device lis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tart/Stop</text:p>
          </table:table-cell>
          <table:table-cell office:value-type="string" calcext:value-type="string">
            <text:p>Single device</text:p>
          </table:table-cell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office:value-type="string" calcext:value-type="string">
            <text:p>Use YAT.8 ExLigh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Terminal caption and I/O status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Full device info – Closed /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Stop/Sta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YAT while terminal is open</text:p>
          </table:table-cell>
          <table:table-cell office:value-type="string" calcext:value-type="string">
            <text:p>Terminal closes, YAT exi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Full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nnect/Disconnect</text:p>
          </table:table-cell>
          <table:table-cell office:value-type="string" calcext:value-type="string">
            <text:p>Single device</text:p>
          </table:table-cell>
          <table:table-cell office:value-type="string" calcext:value-type="string">
            <text:p>Disconnect device while terminal is open</text:p>
          </table:table-cell>
          <table:table-cell office:value-type="string" calcext:value-type="string">
            <text:p>Full device info – Disconnected – Waiting / Red</text:p>
          </table:table-cell>
          <table:table-cell office:value-type="string" calcext:value-type="string">
            <text:p>YAT.8 ExLight is connected to Out 1 of Hub 1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Disconnect/Connec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connect device while terminal is open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Full device info – Closed /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losed /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YAT while terminal is open</text:p>
          </table:table-cell>
          <table:table-cell office:value-type="string" calcext:value-type="string">
            <text:p>Terminal closes, YAT exi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connect device while YAT is clos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Switch question pops u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[No]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Disconnect/Connec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Short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connect device while terminal is stopp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XOn/XOff</text:p>
          </table:table-cell>
          <table:table-cell office:value-type="string" calcext:value-type="string">
            <text:p>Manual Xon/XOff</text:p>
          </table:table-cell>
          <table:table-cell office:value-type="string" calcext:value-type="string">
            <text:p>Set terminal to 'Manual Software' flow control</text:p>
          </table:table-cell>
          <table:table-cell office:value-type="string" calcext:value-type="string">
            <text:p>IXS and OXS states are shown, IXS is editable, IXS is on, OXS is assumed to be on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  <text:p>Except for IXS XOn which is incremented each time the terminal is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n</text:p>
          </table:table-cell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ff</text:p>
          </table:table-cell>
          <table:table-cell office:value-type="string" calcext:value-type="string">
            <text:p>Toggle IXS</text:p>
          </table:table-cell>
          <table:table-cell office:value-type="string" calcext:value-type="string">
            <text:p>&lt;XOFF&gt; is sen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but no response is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IXS</text:p>
          </table:table-cell>
          <table:table-cell office:value-type="string" calcext:value-type="string">
            <text:p>&lt;XON&gt; is sent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Retained data is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Hide XOn/XOff </text:p>
          </table:table-cell>
          <table:table-cell office:value-type="string" calcext:value-type="string">
            <text:p>Enable 'Hide XOn/XOff' in advanced settings of first terminal</text:p>
          </table:table-cell>
          <table:table-cell office:value-type="string" calcext:value-type="string">
            <text:p>&lt;XON&gt; and &lt;XOFF&gt; indications disapp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how XOn/XOff </text:p>
          </table:table-cell>
          <table:table-cell office:value-type="string" calcext:value-type="string">
            <text:p>Disable 'Hide XOn/XOff' in advanced settings of first terminal</text:p>
          </table:table-cell>
          <table:table-cell office:value-type="string" calcext:value-type="string">
            <text:p>&lt;XON&gt; and &lt;XOFF&gt; indications reapp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eport ID</text:p>
          </table:table-cell>
          <table:table-cell office:value-type="string" calcext:value-type="string">
            <text:p>Correct ID</text:p>
          </table:table-cell>
          <table:table-cell office:value-type="string" calcext:value-type="string">
            <text:p>Create a new terminal to MT board using defaults (i.e. report ID = 0)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length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isplay settings</text:p>
          </table:table-cell>
          <table:table-cell office:value-type="string" calcext:value-type="string">
            <text:p>Terminal Settings... &gt; Advanced Settings... &gt; Include non-payload dat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Wrong ID</text:p>
          </table:table-cell>
          <table:table-cell office:value-type="string" calcext:value-type="string">
            <text:p>Open terminal settings and change report ID = 1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but nothing is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orrect ID again</text:p>
          </table:table-cell>
          <table:table-cell office:value-type="string" calcext:value-type="string">
            <text:p>Open terminal settings and restore report ID = 0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1)) and request data again</text:p>
          </table:table-cell>
          <table:table-cell office:value-type="string" calcext:value-type="string">
            <text:p>Data is sent but nothing is received</text:p>
          </table:table-cell>
          <table:table-cell office:value-type="string" calcext:value-type="string">
            <text:p>\!(ReportId(1)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repend \!(ReportId(0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1)) and request data again</text:p>
          </table:table-cell>
          <table:table-cell office:value-type="string" calcext:value-type="string">
            <text:p>Data is sent but nothing is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reset 'Plain'</text:p>
          </table:table-cell>
          <table:table-cell office:value-type="string" calcext:value-type="string">
            <text:p>Change preset to 'Plain'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  <text:p>Response includes terminating zero and filler byt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1)) and request I4</text:p>
          </table:table-cell>
          <table:table-cell office:value-type="string" calcext:value-type="string">
            <text:p>Data is sent but ES is received</text:p>
          </table:table-cell>
          <table:table-cell office:value-type="string" calcext:value-type="string">
            <text:p>'I' is taken as report I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quest \h(00)I4 only</text:p>
          </table:table-cell>
          <table:table-cell office:value-type="string" calcext:value-type="string">
            <text:p>Data is sent and received again</text:p>
          </table:table-cell>
          <table:table-cell office:value-type="string" calcext:value-type="string">
            <text:p>0x00 is report ID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I Loopback</text:p>
          </table:table-cell>
          <table:table-cell office:value-type="string" calcext:value-type="string">
            <text:p>COM loopback</text:p>
          </table:table-cell>
          <table:table-cell office:value-type="string" calcext:value-type="string">
            <text:p>Create a new terminal to TI board #1 using the COM51 application UART @ 28.8 k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USB Ser/HID</text:p>
          </table:table-cell>
          <table:table-cell office:value-type="string" calcext:value-type="string">
            <text:p>Create a new terminal to TI board #1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USB &gt; COM works fine, COM &gt; USB may result in &lt;CR&gt;/&lt;LF&gt; issu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Display settings</text:p>
          </table:table-cell>
          <table:table-cell office:value-type="string" calcext:value-type="string">
            <text:p>Terminal Settings... &gt; Advanced Settings... &gt; Include non-payload dat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USB &gt; COM works fine, COM &gt; USB may result in &lt;CR&gt;/&lt;LF&gt; issu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0x01)) and request data again</text:p>
          </table:table-cell>
          <table:table-cell office:value-type="string" calcext:value-type="string">
            <text:p>Error message "Falscher Parameter"</text:p>
          </table:table-cell>
          <table:table-cell office:value-type="string" calcext:value-type="string">
            <text:p>\!(ReportId(0x01)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repend \!(ReportId(0x3F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0x01)) and request data again</text:p>
          </table:table-cell>
          <table:table-cell office:value-type="string" calcext:value-type="string">
            <text:p>Error message "Falscher Parameter"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repend \!(ReportId(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 table:number-rows-repeated="654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Model.Main" table:style-name="ta1" table:print="false">
        <office:forms form:automatic-focus="false" form:apply-design-mode="false"/>
        <table:table-column table:style-name="co8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21" table:default-cell-style-name="ce9"/>
        <table:table-column table:style-name="co22" table:default-cell-style-name="ce9"/>
        <table:table-column table:style-name="co7" table:number-columns-repeated="1018" table:default-cell-style-name="ce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ile handling</text:p>
          </table:table-cell>
          <table:table-cell office:value-type="string" calcext:value-type="string">
            <text:p>Files on temporary storage</text:p>
          </table:table-cell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ave workspace and terminals onto a memory stick</text:p>
          </table:table-cell>
          <table:table-cell office:value-type="string" calcext:value-type="string">
            <text:p>Workspace and terminals are sa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ose on removed files on implicitly changed settings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mor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ubsequent start on removed storage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A proper error messag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ave on removed files on implicitly changed settings</text:p>
          </table:table-cell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mor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User intended save is always to be do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ave on removed files on explicitly changed settings</text:p>
          </table:table-cell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explicit setting (e.g. radix)</text:p>
          </table:table-cell>
          <table:table-cell office:value-type="string" calcext:value-type="string">
            <text:p>Asterisk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more explicit setting (e.g. radix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User intended save is always to be do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Nothing happens, asterisk is still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Saved without any warning or error message</text:p>
            <text:p>Asterisk no longer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ose on removed files on explicitly changed settings</text:p>
          </table:table-cell>
          <table:table-cell office:value-type="string" calcext:value-type="string">
            <text:p>Modify some explicit setting (e.g. radix)</text:p>
          </table:table-cell>
          <table:table-cell office:value-type="string" calcext:value-type="string">
            <text:p>Asterisk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more explicit setting (e.g. radix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Explicit settings are to be saved on exi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office:value-type="string" calcext:value-type="string">
            <text:p>Nothing happens, asterisk is still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Explicit settings are to be saved on exi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 table:number-rows-repeated="6548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Model.Terminal" table:style-name="ta1" table:print="false">
        <office:forms form:automatic-focus="false" form:apply-design-mode="false"/>
        <table:table-column table:style-name="co8" table:default-cell-style-name="ce9"/>
        <table:table-column table:style-name="co23" table:default-cell-style-name="ce9"/>
        <table:table-column table:style-name="co24" table:default-cell-style-name="ce9"/>
        <table:table-column table:style-name="co20" table:default-cell-style-name="ce9"/>
        <table:table-column table:style-name="co21" table:default-cell-style-name="ce9"/>
        <table:table-column table:style-name="co25" table:default-cell-style-name="ce9"/>
        <table:table-column table:style-name="co7" table:number-columns-repeated="1018" table:default-cell-style-name="ce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Automatic response</text:p>
          </table:table-cell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AutoSockets which are interconnected to each other</text:p>
          </table:table-cell>
          <table:table-cell office:value-type="string" calcext:value-type="string">
            <text:p>Automatic response combo boxes are not visible</text:p>
            <text:p>Menu &gt; Send &gt; Automatic Response is not check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some predefined command</text:p>
          </table:table-cell>
          <table:table-cell/>
          <table:table-cell office:value-type="string" calcext:value-type="string">
            <text:p>Later used as triggers and responses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Configuration</text:p>
          </table:table-cell>
          <table:table-cell office:value-type="string" calcext:value-type="string">
            <text:p>Show automatic response in tool bar</text:p>
          </table:table-cell>
          <table:table-cell office:value-type="string" calcext:value-type="string">
            <text:p>Automatic response combo boxes are not visible</text:p>
            <text:p>Menu &gt; Send &gt; Automatic Response is not check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trigger = [Any Line]</text:p>
          </table:table-cell>
          <table:table-cell office:value-type="string" calcext:value-type="string">
            <text:p>Menu &gt; Send &gt; Automatic Response is still not check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response = [Send Text]</text:p>
          </table:table-cell>
          <table:table-cell office:value-type="string" calcext:value-type="string">
            <text:p>Menu &gt; Send &gt; Automatic Response is checked now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Trigger</text:p>
          </table:table-cell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response = [Predefined Command 1]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response = [Predefined Command 2]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response = Some dedicated command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3"/>
          <table:table-cell office:value-type="string" calcext:value-type="string">
            <text:p>Select trigger = [Predefined Command 1]</text:p>
          </table:table-cell>
          <table:table-cell office:value-type="string" calcext:value-type="string">
            <text:p>Data sent and received</text:p>
            <text:p>Automatic response is triggered for the given comma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[Predefined Command 2]</text:p>
          </table:table-cell>
          <table:table-cell office:value-type="string" calcext:value-type="string">
            <text:p>Data sent and received</text:p>
            <text:p>Automatic response is triggered for the given comma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Some dedicated command</text:p>
          </table:table-cell>
          <table:table-cell office:value-type="string" calcext:value-type="string">
            <text:p>Data sent and received</text:p>
            <text:p>Automatic response is triggered for the given comman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ersistance</text:p>
          </table:table-cell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Automatic response settings are still activ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1" table:number-rows-repeated="654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 (optional)" table:style-name="ta2" table:print="false">
        <office:forms form:automatic-focus="false" form:apply-design-mode="false"/>
        <table:table-column table:style-name="co8" table:default-cell-style-name="ce9"/>
        <table:table-column table:style-name="co26" table:default-cell-style-name="ce9"/>
        <table:table-column table:style-name="co7" table:default-cell-style-name="ce9"/>
        <table:table-column table:style-name="co27" table:default-cell-style-name="ce9"/>
        <table:table-column table:style-name="co28" table:default-cell-style-name="ce9"/>
        <table:table-column table:style-name="co29" table:default-cell-style-name="ce9"/>
        <table:table-column table:style-name="co7" table:number-columns-repeated="1018" table:default-cell-style-name="ce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Precondition</text:p>
          </table:table-cell>
          <table:table-cell/>
          <table:table-cell office:value-type="string" calcext:value-type="string">
            <text:p>VirtualBox installed</text:p>
            <text:p>Win7 VM added to VirtualBox</text:p>
          </table:table-cell>
          <table:table-cell office:value-type="string" calcext:value-type="string">
            <text:p>Available at <text:a xlink:href="https://developer.microsoft.com/en-us/microsoft-edge/tools/vms/#downloads" xlink:type="simple">https://developer.microsoft.com/en-us/microsoft-edge/tools/vms/#downloads</text:a></text:p>
            <text:p>Valid for 90 days =&gt; initially snapshot, then revert snapshot each time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caling</text:p>
          </table:table-cell>
          <table:table-cell office:value-type="string" calcext:value-type="string">
            <text:p>Use Win7 VM at 150% and check all forms</text:p>
          </table:table-cell>
          <table:table-cell office:value-type="string" calcext:value-type="string">
            <text:p>All OK</text:p>
          </table:table-cell>
          <table:table-cell office:value-type="string" calcext:value-type="string">
            <text:p>Compare against "\YAT\!-Doc.Project\5 - Test\View Scaling"</text:p>
          </table:table-cell>
          <table:table-cell table:number-columns-repeated="1018"/>
        </table:table-row>
        <table:table-row table:style-name="ro1" table:number-rows-repeated="654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Main" table:style-name="ta1" table:print="false">
        <office:forms form:automatic-focus="false" form:apply-design-mode="false"/>
        <table:table-column table:style-name="co8" table:default-cell-style-name="ce9"/>
        <table:table-column table:style-name="co30" table:default-cell-style-name="ce9"/>
        <table:table-column table:style-name="co7" table:default-cell-style-name="ce9"/>
        <table:table-column table:style-name="co31" table:default-cell-style-name="ce9"/>
        <table:table-column table:style-name="co32" table:default-cell-style-name="ce9"/>
        <table:table-column table:style-name="co33" table:default-cell-style-name="ce9"/>
        <table:table-column table:style-name="co7" table:number-columns-repeated="1018" table:default-cell-style-name="ce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tartup position</text:p>
          </table:table-cell>
          <table:table-cell/>
          <table:table-cell office:value-type="string" calcext:value-type="string">
            <text:p>Start YAT</text:p>
          </table:table-cell>
          <table:table-cell office:value-type="string" calcext:value-type="string">
            <text:p>YAT is started within visible sc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a terminal</text:p>
          </table:table-cell>
          <table:table-cell/>
          <table:table-cell office:value-type="string" calcext:value-type="string">
            <text:p>Required to keep workspace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Move YAT to a different location, if available to a different screen</text:p>
          </table:table-cell>
          <table:table-cell/>
          <table:table-cell office:value-type="string" calcext:value-type="string">
            <text:p>Note that the whole application must be located at one screen,</text:p>
            <text:p>i.e. positions across screens are moved to the primary screen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reate another terminal</text:p>
          </table:table-cell>
          <table:table-cell office:value-type="string" calcext:value-type="string">
            <text:p>Terminal is created and automatically tiled vertically</text:p>
          </table:table-cell>
          <table:table-cell office:value-type="string" calcext:value-type="string">
            <text:p>Required to keep automatic layou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/>
          <table:table-cell office:value-type="string" calcext:value-type="string">
            <text:p>Position and size are stored in workspac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YAT is started with correct location and siz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ayout setting</text:p>
          </table:table-cell>
          <table:table-cell/>
          <table:table-cell office:value-type="string" calcext:value-type="string">
            <text:p>Create another terminal</text:p>
          </table:table-cell>
          <table:table-cell office:value-type="string" calcext:value-type="string">
            <text:p>Terminal is created and automatically tiled verticall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kept ti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still kept ti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one of the terminals</text:p>
          </table:table-cell>
          <table:table-cell office:value-type="string" calcext:value-type="string">
            <text:p>Layout is reset to 'Manual'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  <text:p>Manually resized terminal position is restored</text:p>
            <text:p>Other former maximized terminal position has been kept as well</text:p>
          </table:table-cell>
          <table:table-cell office:value-type="string" calcext:value-type="string">
            <text:p>Could partly be tested automatically, e.g.</text:p>
            <text:p>if (WorkspaceLayout = Manual)</text:p>
            <text:p>    all TerminalLayout must be Manual as wel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no longer resiz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Layout terminals again automatically (Ctrl+Alt+A)</text:p>
          </table:table-cell>
          <table:table-cell office:value-type="string" calcext:value-type="string">
            <text:p>Terminals get til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kept til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lways on top</text:p>
          </table:table-cell>
          <table:table-cell/>
          <table:table-cell office:value-type="string" calcext:value-type="string">
            <text:p>Ctrl+Alt+T to enable 'Always On Top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some other application</text:p>
          </table:table-cell>
          <table:table-cell office:value-type="string" calcext:value-type="string">
            <text:p>YAT stays on to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back to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trl+Alt+T to disable 'Always On Top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some other application</text:p>
          </table:table-cell>
          <table:table-cell office:value-type="string" calcext:value-type="string">
            <text:p>YAT no longer on to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back to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No Ports</text:p>
          </table:table-cell>
          <table:table-cell/>
          <table:table-cell office:value-type="string" calcext:value-type="string">
            <text:p>Disable all internal serial COM ports</text:p>
            <text:p>Disconnect all USB/RS-232 adapters</text:p>
            <text:p>Disable all virtual ports such as VSPE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Warning that there are no serial COM ports</text:p>
            <text:p>Everything else must work fine</text:p>
          </table:table-cell>
          <table:table-cell table:number-columns-repeated="1019"/>
        </table:table-row>
        <table:table-row table:style-name="ro1" table:number-rows-repeated="65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Terminal" table:style-name="ta1" table:print="false">
        <office:forms form:automatic-focus="false" form:apply-design-mode="false"/>
        <table:table-column table:style-name="co8" table:default-cell-style-name="ce9"/>
        <table:table-column table:style-name="co34" table:default-cell-style-name="ce9"/>
        <table:table-column table:style-name="co35" table:default-cell-style-name="ce9"/>
        <table:table-column table:style-name="co20" table:default-cell-style-name="ce9"/>
        <table:table-column table:style-name="co36" table:default-cell-style-name="ce9"/>
        <table:table-column table:style-name="co37" table:default-cell-style-name="ce9"/>
        <table:table-column table:style-name="co7" table:number-columns-repeated="1018" table:default-cell-style-name="ce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nd Text</text:p>
          </table:table-cell>
          <table:table-cell/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Edit</text:p>
          </table:table-cell>
          <table:table-cell office:value-type="string" calcext:value-type="string">
            <text:p>Fill-in some command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table:style-name="Default" office:value-type="string" calcext:value-type="string">
            <text:p>Modify the command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office:value-type="string" calcext:value-type="string">
            <text:p>Ensure that subsequent &lt;Enter&gt; work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2 x &lt;Alt-Tab&gt; to switch to some other application and back to YAT</text:p>
          </table:table-cell>
          <table:table-cell office:value-type="string" calcext:value-type="string">
            <text:p>Command gets completely sel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the command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 x &lt;Alt-Tab&gt; to switch to some other application and back to YAT</text:p>
          </table:table-cell>
          <table:table-cell office:value-type="string" calcext:value-type="string">
            <text:p>Command gets completely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the command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&lt;Ctrl+Enter&gt;</text:p>
          </table:table-cell>
          <table:table-cell office:value-type="string" calcext:value-type="string">
            <text:p>Command gets sent without EOL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Edit while closed</text:p>
          </table:table-cell>
          <table:table-cell office:value-type="string" calcext:value-type="string">
            <text:p>Stop the terminal</text:p>
          </table:table-cell>
          <table:table-cell office:value-type="string" calcext:value-type="string"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office:value-type="string" calcext:value-type="string">
            <text:p>Modify the comman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the terminal again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F-Shortcuts</text:p>
          </table:table-cell>
          <table:table-cell office:value-type="string" calcext:value-type="string">
            <text:p>&lt;F3&gt;</text:p>
          </table:table-cell>
          <table:table-cell office:value-type="string" calcext:value-type="string">
            <text:p>Command gets sent</text:p>
            <text:p>Cursor and selection stays as i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&lt;Alt+F3&gt;</text:p>
          </table:table-cell>
          <table:table-cell office:value-type="string" calcext:value-type="string">
            <text:p>Command gets sent without EOL</text:p>
            <text:p>Cursor and selection stays as i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&lt;F3&gt;</text:p>
          </table:table-cell>
          <table:table-cell office:value-type="string" calcext:value-type="string">
            <text:p>Command gets sent</text:p>
            <text:p>Cursor and selection stays as i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trl-Shortcuts</text:p>
          </table:table-cell>
          <table:table-cell office:value-type="string" calcext:value-type="string">
            <text:p>&lt;Ctrl+A&gt;</text:p>
          </table:table-cell>
          <table:table-cell office:value-type="string" calcext:value-type="string">
            <text:p>Command gets completely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&lt;Ctrl+C&gt;</text:p>
          </table:table-cell>
          <table:table-cell office:value-type="string" calcext:value-type="string">
            <text:p>Command gets copied onto clipboard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Multi Line</text:p>
          </table:table-cell>
          <table:table-cell office:value-type="string" calcext:value-type="string">
            <text:p>Select "..."</text:p>
          </table:table-cell>
          <table:table-cell office:value-type="string" calcext:value-type="string">
            <text:p>'Multi Line Command' box opens</text:p>
            <text:p>Former command is visibl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Fill-in some multi line command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&lt;Ctrl+Enter&gt;</text:p>
          </table:table-cell>
          <table:table-cell office:value-type="string" calcext:value-type="string">
            <text:p>'Multi Line Command' box closes</text:p>
            <text:p>'Send Command' shows the comma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'Send Command (F3)'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 x &lt;Shift+Tab&gt; to move cursor back to the text field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" office:value-type="string" calcext:value-type="string">
            <text:p>&lt;Ctrl+A&gt;</text:p>
          </table:table-cell>
          <table:table-cell table:style-name="ce5" office:value-type="string" calcext:value-type="string">
            <text:p>Command gets completely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9" office:value-type="string" calcext:value-type="string">
            <text:p>Modify the command</text:p>
          </table:table-cell>
          <table:table-cell table:style-name="ce5"/>
          <table:table-cell table:number-columns-repeated="1019"/>
        </table:table-row>
        <table:table-row table:style-name="ro2">
          <table:table-cell table:number-columns-repeated="3"/>
          <table:table-cell table:style-name="ce5" office:value-type="string" calcext:value-type="string">
            <text:p>&lt;Enter&gt;</text:p>
          </table:table-cell>
          <table:table-cell table:style-name="ce5"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&lt;Arrow-Down&gt; and &lt;Arrow-Up&gt;</text:p>
          </table:table-cell>
          <table:table-cell office:value-type="string" calcext:value-type="string">
            <text:p>Command changes among recent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Keep Command</text:p>
          </table:table-cell>
          <table:table-cell office:value-type="string" calcext:value-type="string">
            <text:p>&lt;Ctrl+Shift+K&gt; to disable this o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erased after sen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Fill-in some new comman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erased after sen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&lt;Ctrl+Shift+K&gt;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Fill-in some new command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Default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Send Immediately</text:p>
          </table:table-cell>
          <table:table-cell table:style-name="ce5" office:value-type="string" calcext:value-type="string">
            <text:p>&lt;Ctrl+Shift+I&gt; to enable this option</text:p>
          </table:table-cell>
          <table:table-cell table:style-name="Default" office:value-type="string" calcext:value-type="string">
            <text:p>Command gets reset</text:p>
            <text:p>Button changes to "Send EOL (F3)"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" office:value-type="string" calcext:value-type="string">
            <text:p>Enable 'Show EOL'</text:p>
          </table:table-cell>
          <table:table-cell table:style-name="Default"/>
          <table:table-cell office:value-type="string" calcext:value-type="string">
            <text:p>Required to track line breaks below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5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5" office:value-type="string" calcext:value-type="string">
            <text:p>&lt;Enter&gt;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5" office:value-type="string" calcext:value-type="string">
            <text:p>&lt;Enter&gt;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5" office:value-type="string" calcext:value-type="string">
            <text:p>&lt;F3&gt;</text:p>
          </table:table-cell>
          <table:table-cell table:style-name="ce5"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5" office:value-type="string" calcext:value-type="string">
            <text:p>&lt;F3&gt;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" office:value-type="string" calcext:value-type="string">
            <text:p>&lt;Backspace&gt;</text:p>
          </table:table-cell>
          <table:table-cell office:value-type="string" calcext:value-type="string">
            <text:p>&lt;BS&gt; is sent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office:value-type="string" calcext:value-type="string">
            <text:p>Ensure that characters are still sent properly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5" office:value-type="string" calcext:value-type="string">
            <text:p>&lt;Enter&gt;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5" office:value-type="string" calcext:value-type="string">
            <text:p>Press "Send EOL (F3)"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5" office:value-type="string" calcext:value-type="string">
            <text:p>Press "Send EOL (F3)"</text:p>
          </table:table-cell>
          <table:table-cell office:value-type="string" calcext:value-type="string">
            <text:p>EOL is sent</text:p>
            <text:p>Line break is done</text:p>
          </table:table-cell>
          <table:table-cell office:value-type="string" calcext:value-type="string">
            <text:p>Ensure that &lt;Enter a command...&gt; doesn't lead to an error message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5" office:value-type="string" calcext:value-type="string">
            <text:p>&lt;Ctrl+Shift+I&gt;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table:style-name="ce5" office:value-type="string" calcext:value-type="string">
            <text:p>&lt;Enter&gt;</text:p>
          </table:table-cell>
          <table:table-cell office:value-type="string" calcext:value-type="string">
            <text:p>EOL is sent</text:p>
          </table:table-cell>
          <table:table-cell office:value-type="string" calcext:value-type="string">
            <text:p>Ensure that command is properly reset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/>
          <table:table-cell table:style-name="ce5" office:value-type="string" calcext:value-type="string">
            <text:p>Fill-in some command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Default"/>
          <table:table-cell table:style-name="ce5"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table:style-name="ce5" office:value-type="string" calcext:value-type="string">
            <text:p>&lt;Arrow-Down&gt; and &lt;Arrow-Up&gt;</text:p>
          </table:table-cell>
          <table:table-cell office:value-type="string" calcext:value-type="string">
            <text:p>Command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5"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" office:value-type="string" calcext:value-type="string">
            <text:p>Open recent drop-down</text:p>
          </table:table-cell>
          <table:table-cell table:style-name="ce5" office:value-type="string" calcext:value-type="string">
            <text:p>No control characters in drop-down</text:p>
          </table:table-cell>
          <table:table-cell table:style-name="ce5" office:value-type="string" calcext:value-type="string">
            <text:p>Control characters would be displayed as bullet and result in an XML serialization error when serializing the recents into the .yat file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5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redefined Commands</text:p>
          </table:table-cell>
          <table:table-cell/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nsure that cursor is initially located in text box of requested comman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predefined command without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predefined command with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predefined multi line command without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predefined multi line command with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the predefined commands back and forth</text:p>
          </table:table-cell>
          <table:table-cell office:value-type="string" calcext:value-type="string">
            <text:p>Commands get sen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F-Shortcuts</text:p>
          </table:table-cell>
          <table:table-cell office:value-type="string" calcext:value-type="string">
            <text:p>&lt;Shift+Fx&gt;</text:p>
          </table:table-cell>
          <table:table-cell office:value-type="string" calcext:value-type="string">
            <text:p>Command gets sent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table:style-name="ce5" office:value-type="string" calcext:value-type="string">
            <text:p>&lt;Arrow-Down&gt; and &lt;Arrow-Up&gt;</text:p>
          </table:table-cell>
          <table:table-cell office:value-type="string" calcext:value-type="string">
            <text:p>Command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5"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5" office:value-type="string" calcext:value-type="string">
            <text:p>Changed Recent</text:p>
          </table:table-cell>
          <table:table-cell table:style-name="ce5" office:value-type="string" calcext:value-type="string">
            <text:p>&lt;Arrow-Down&gt; and &lt;Arrow-Up&gt;</text:p>
          </table:table-cell>
          <table:table-cell table:style-name="ce5" office:value-type="string" calcext:value-type="string">
            <text:p>Command changes among recent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5"/>
          <table:table-cell table:style-name="ce5" office:value-type="string" calcext:value-type="string">
            <text:p>&lt;Shift+Fx&gt;</text:p>
          </table:table-cell>
          <table:table-cell table:style-name="ce5" office:value-type="string" calcext:value-type="string">
            <text:p>Command gets sent</text:p>
            <text:p>"Send Text" still contain changed recent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5"/>
          <table:table-cell table:style-name="ce5" office:value-type="string" calcext:value-type="string">
            <text:p>&lt;Enter&gt;</text:p>
          </table:table-cell>
          <table:table-cell table:style-name="ce5" office:value-type="string" calcext:value-type="string">
            <text:p>Changed recent 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5"/>
          <table:table-cell table:style-name="ce5" office:value-type="string" calcext:value-type="string">
            <text:p>&lt;Shift+Fx&gt;</text:p>
          </table:table-cell>
          <table:table-cell table:style-name="ce5" office:value-type="string" calcext:value-type="string">
            <text:p>Command gets sen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opy Predefind</text:p>
          </table:table-cell>
          <table:table-cell office:value-type="string" calcext:value-type="string">
            <text:p>&lt;Ctrl+Shift+P&gt; to enable this o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&lt;Shift+Fx&gt;</text:p>
          </table:table-cell>
          <table:table-cell office:value-type="string" calcext:value-type="string">
            <text:p>Command gets copied after send</text:p>
          </table:table-cell>
          <table:table-cell office:value-type="string" calcext:value-type="string">
            <text:p>Ensure that command is sent from the active terminal!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If cursor is not yet in "Send Command"</text:p>
            <text:p>   &lt;Alt+C&gt; to set cursor into "Send Command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odify the command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&lt;Shift+Fx&gt;</text:p>
          </table:table-cell>
          <table:table-cell office:value-type="string" calcext:value-type="string">
            <text:p>Command gets copied after send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&lt;Ctrl+Shift+P&gt;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table:style-name="ce5" office:value-type="string" calcext:value-type="string">
            <text:p>&lt;Arrow-Down&gt; and &lt;Arrow-Up&gt;</text:p>
          </table:table-cell>
          <table:table-cell office:value-type="string" calcext:value-type="string">
            <text:p>Command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5"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nd File</text:p>
          </table:table-cell>
          <table:table-cell/>
          <table:table-cell office:value-type="string" calcext:value-type="string">
            <text:p>Enable 'Byte/Line Count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"\!-SendFiles\Stress-3-EvenLarger.txt"</text:p>
          </table:table-cell>
          <table:table-cell office:value-type="string" calcext:value-type="string">
            <text:p>GUI properly repo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Break sending</text:p>
          </table:table-cell>
          <table:table-cell office:value-type="string" calcext:value-type="string">
            <text:p>Breaks within reasonable time</text:p>
          </table:table-cell>
          <table:table-cell office:value-type="string" calcext:value-type="string">
            <text:p>Not yet possible, requires fixing bug #305 "Break doesn't break file sending"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Break has been resumed</text:p>
            <text:p>GUI still properly responds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" office:value-type="string" calcext:value-type="string">
            <text:p>&lt;F4&gt;</text:p>
          </table:table-cell>
          <table:table-cell office:value-type="string" calcext:value-type="string">
            <text:p>File is sent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" office:value-type="string" calcext:value-type="string">
            <text:p>&lt;F4&gt;</text:p>
          </table:table-cell>
          <table:table-cell office:value-type="string" calcext:value-type="string">
            <text:p>File is sent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the steps "Predefined" above</text:p>
          </table:table-cell>
          <table:table-cell office:value-type="string" calcext:value-type="string">
            <text:p>Same as for text termina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tress</text:p>
          </table:table-cell>
          <table:table-cell office:value-type="string" calcext:value-type="string">
            <text:p>Send "\!-SendFiles\Stress-5-LongLine.txt"</text:p>
          </table:table-cell>
          <table:table-cell office:value-type="string" calcext:value-type="string">
            <text:p>Works without issues</text:p>
            <text:p>Line exceed warning is output at the end of the lin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5" office:value-type="string" calcext:value-type="string">
            <text:p>Send "\!-SendFiles\Stress-6-EnormousLine.txt"</text:p>
          </table:table-cell>
          <table:table-cell table:style-name="ce5" office:value-type="string" calcext:value-type="string">
            <text:p>Works without issues</text:p>
            <text:p>Line exceed warning is output at the end of the line</text:p>
          </table:table-cell>
          <table:table-cell office:value-type="string" calcext:value-type="string">
            <text:p>Not yet possible, requires fixing bug #340 "Enormous lines cannot be sent"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5" office:value-type="string" calcext:value-type="string">
            <text:p>Clear the monitors</text:p>
          </table:table-cell>
          <table:table-cell table:style-name="ce5"/>
          <table:table-cell table:number-columns-repeated="1019"/>
        </table:table-row>
        <table:table-row table:style-name="ro1">
          <table:table-cell table:number-columns-repeated="3"/>
          <table:table-cell table:style-name="ce5" table:number-columns-repeated="2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Text Exclusion</text:p>
          </table:table-cell>
          <table:table-cell office:value-type="string" calcext:value-type="string">
            <text:p>Open text settings</text:p>
          </table:table-cell>
          <table:table-cell table:style-name="ce5" office:value-type="string" calcext:value-type="string">
            <text:p>All radices work wel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ctivate "Skip empty lines"</text:p>
          </table:table-cell>
          <table:table-cell table:style-name="ce5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ctivate "Text exclusion patterns"</text:p>
          </table:table-cell>
          <table:table-cell table:style-name="ce5"/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"\!-SendFiles\TextExclusion.txt"</text:p>
          </table:table-cell>
          <table:table-cell table:style-name="ce5" office:value-type="string" calcext:value-type="string">
            <text:p>Lines include the stated number of chars</text:p>
            <text:p>No empty lines</text:p>
          </table:table-cell>
          <table:table-cell office:value-type="string" calcext:value-type="string">
            <text:p>This text could be automated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ext Line Breaks</text:p>
          </table:table-cell>
          <table:table-cell office:value-type="string" calcext:value-type="string">
            <text:p>Empty Lines</text:p>
          </table:table-cell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A\!(EOL)B\!(EOL)\!(EOL)C</text:p>
          </table:table-cell>
          <table:table-cell office:value-type="string" calcext:value-type="string">
            <text:p>A</text:p>
            <text:p>B</text:p>
            <text:p/>
            <text:p>C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nable 'Show EOL'</text:p>
          </table:table-cell>
          <table:table-cell office:value-type="string" calcext:value-type="string">
            <text:p>Same as above but with &lt;CR&gt;&lt;LF&gt;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able 'Show EOL'</text:p>
          </table:table-cell>
          <table:table-cell office:value-type="string" calcext:value-type="string">
            <text:p>Same as above without &lt;CR&gt;&lt;LF&gt;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inary Terminal</text:p>
          </table:table-cell>
          <table:table-cell/>
          <table:table-cell office:value-type="string" calcext:value-type="string">
            <text:p>Change both to 'Binary' terminals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Repeat the some of the steps above to ensure that binary works as well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Switch radix</text:p>
          </table:table-cell>
          <table:table-cell office:value-type="string" calcext:value-type="string">
            <text:p>All radices work well</text:p>
          </table:table-cell>
          <table:table-cell office:value-type="string" calcext:value-type="string">
            <text:p>Ensure that 'String' and 'Char' also works for binary terminal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inary Line Breaks</text:p>
          </table:table-cell>
          <table:table-cell/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both terminals to binary and enable binary line break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commands back and forth</text:p>
          </table:table-cell>
          <table:table-cell office:value-type="string" calcext:value-type="string">
            <text:p>Line breaks work according to the settings</text:p>
          </table:table-cell>
          <table:table-cell office:value-type="string" calcext:value-type="string">
            <text:p>Cannot be tested automatically because of limitations to read back the formatted text output</text:p>
          </table:table-cell>
          <table:table-cell table:number-columns-repeated="1018"/>
        </table:table-row>
        <table:table-row table:style-name="ro1" table:number-rows-repeated="655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Settings" table:style-name="ta1" table:print="false">
        <office:forms form:automatic-focus="false" form:apply-design-mode="false"/>
        <table:table-column table:style-name="co8" table:default-cell-style-name="ce9"/>
        <table:table-column table:style-name="co34" table:default-cell-style-name="ce9"/>
        <table:table-column table:style-name="co35" table:default-cell-style-name="ce9"/>
        <table:table-column table:style-name="co20" table:default-cell-style-name="ce9"/>
        <table:table-column table:style-name="co38" table:default-cell-style-name="ce9"/>
        <table:table-column table:style-name="co37" table:default-cell-style-name="ce9"/>
        <table:table-column table:style-name="co7" table:number-columns-repeated="1018" table:default-cell-style-name="ce9"/>
        <table:table-row table:style-name="ro5" table:number-rows-repeated="3">
          <table:table-cell table:number-columns-repeated="1024"/>
        </table:table-row>
        <table:table-row table:style-name="ro5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office:value-type="string" calcext:value-type="string">
            <text:p>Settings Dialogs</text:p>
          </table:table-cell>
          <table:table-cell office:value-type="string" calcext:value-type="string">
            <text:p>Terminal Settings</text:p>
          </table:table-cell>
          <table:table-cell office:value-type="string" calcext:value-type="string">
            <text:p>Create a 'Text' terminal</text:p>
          </table:table-cell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3"/>
          <table:table-cell office:value-type="string" calcext:value-type="string">
            <text:p>Open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Open the 'Text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Close the 'Text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Open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Close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Close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3"/>
          <table:table-cell office:value-type="string" calcext:value-type="string">
            <text:p>Open the terminal settings again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Change to 'Binary'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Open the 'Binary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Close the 'Binary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Open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Close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Close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2"/>
          <table:table-cell office:value-type="string" calcext:value-type="string">
            <text:p>Log Settings</text:p>
          </table:table-cell>
          <table:table-cell office:value-type="string" calcext:value-type="string">
            <text:p>Open the log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Close the log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2"/>
          <table:table-cell office:value-type="string" calcext:value-type="string">
            <text:p>Format Settings</text:p>
          </table:table-cell>
          <table:table-cell office:value-type="string" calcext:value-type="string">
            <text:p>Open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Close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2"/>
          <table:table-cell office:value-type="string" calcext:value-type="string">
            <text:p>Preferences</text:p>
          </table:table-cell>
          <table:table-cell office:value-type="string" calcext:value-type="string">
            <text:p>Open the preference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Close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5" table:number-rows-repeated="6547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YAT.Log" table:style-name="ta1" table:print="false">
        <office:forms form:automatic-focus="false" form:apply-design-mode="false"/>
        <table:table-column table:style-name="co8" table:default-cell-style-name="ce9"/>
        <table:table-column table:style-name="co39" table:default-cell-style-name="ce9"/>
        <table:table-column table:style-name="co40" table:default-cell-style-name="ce9"/>
        <table:table-column table:style-name="co20" table:default-cell-style-name="ce9"/>
        <table:table-column table:style-name="co41" table:default-cell-style-name="ce9"/>
        <table:table-column table:style-name="co35" table:default-cell-style-name="ce9"/>
        <table:table-column table:style-name="co7" table:number-columns-repeated="1018" table:default-cell-style-name="ce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og</text:p>
          </table:table-cell>
          <table:table-cell/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"Open log folder in file browser..."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Initial = Neat text</text:p>
          </table:table-cell>
          <table:table-cell office:value-type="string" calcext:value-type="string">
            <text:p>Log &gt; On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lo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 in text editor</text:p>
          </table:table-cell>
          <table:table-cell office:value-type="string" calcext:value-type="string"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og &gt; Off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 gets refreshed</text:p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edito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eat RTF</text:p>
          </table:table-cell>
          <table:table-cell office:value-type="string" calcext:value-type="string">
            <text:p>Log &gt; Setting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.rtf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og &gt; On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rtf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og &gt; Off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 in Office Word</text:p>
          </table:table-cell>
          <table:table-cell office:value-type="string" calcext:value-type="string"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hanging settings</text:p>
          </table:table-cell>
          <table:table-cell office:value-type="string" calcext:value-type="string">
            <text:p>Log &gt; On</text:p>
          </table:table-cell>
          <table:table-cell office:value-type="string" calcext:value-type="string">
            <text:p>New file is created</text:p>
          </table:table-cell>
          <table:table-cell office:value-type="string" calcext:value-type="string">
            <text:p>New time stamp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eat XML</text:p>
          </table:table-cell>
          <table:table-cell office:value-type="string" calcext:value-type="string">
            <text:p>Log &gt; Setting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.xml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xm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 in text editor</text:p>
          </table:table-cell>
          <table:table-cell office:value-type="string" calcext:value-type="string"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 gets refreshed</text:p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aw text</text:p>
          </table:table-cell>
          <table:table-cell office:value-type="string" calcext:value-type="string">
            <text:p>Log &gt; Setting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isable neat lo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nable all raw logs</text:p>
          </table:table-cell>
          <table:table-cell office:value-type="string" calcext:value-type="string">
            <text:p>Files are created</text:p>
          </table:table-cell>
          <table:table-cell office:value-type="string" calcext:value-type="string">
            <text:p>All @ Raw =&gt; .da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Open files in hex editor</text:p>
          </table:table-cell>
          <table:table-cell office:value-type="string" calcext:value-type="string">
            <text:p>Files contain transmitted data</text:p>
            <text:p>Files contain no Unicode BOM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aw XML</text:p>
          </table:table-cell>
          <table:table-cell office:value-type="string" calcext:value-type="string">
            <text:p>Log &gt; Setting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.xml</text:p>
          </table:table-cell>
          <table:table-cell office:value-type="string" calcext:value-type="string">
            <text:p>Files are created</text:p>
          </table:table-cell>
          <table:table-cell office:value-type="string" calcext:value-type="string">
            <text:p>All @ Raw =&gt; .xm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s in text editor</text:p>
          </table:table-cell>
          <table:table-cell office:value-type="string" calcext:value-type="string">
            <text:p>Files contain transmitted data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s get refreshed</text:p>
            <text:p>Files contain transmitted data</text:p>
          </table:table-cell>
          <table:table-cell table:number-columns-repeated="1019"/>
        </table:table-row>
        <table:table-row table:style-name="ro1" table:number-rows-repeated="6549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Info" table:style-name="ta1" table:print="false">
        <office:forms form:automatic-focus="false" form:apply-design-mode="false"/>
        <table:table-column table:style-name="co8" table:default-cell-style-name="ce9"/>
        <table:table-column table:style-name="co42" table:default-cell-style-name="ce9"/>
        <table:table-column table:style-name="co43" table:default-cell-style-name="ce9"/>
        <table:table-column table:style-name="co31" table:default-cell-style-name="ce9"/>
        <table:table-column table:style-name="co44" table:default-cell-style-name="ce9"/>
        <table:table-column table:style-name="co45" table:default-cell-style-name="ce9"/>
        <table:table-column table:style-name="co7" table:number-columns-repeated="1018" table:default-cell-style-name="ce9"/>
        <table:table-row table:style-name="ro5" table:number-rows-repeated="3">
          <table:table-cell table:number-columns-repeated="1024"/>
        </table:table-row>
        <table:table-row table:style-name="ro5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2"/>
          <table:table-cell office:value-type="string" calcext:value-type="string">
            <text:p>Release Notes</text:p>
          </table:table-cell>
          <table:table-cell office:value-type="string" calcext:value-type="string">
            <text:p>"Help &gt; Release Notes"</text:p>
          </table:table-cell>
          <table:table-cell office:value-type="string" calcext:value-type="string">
            <text:p>Check version and year/dat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bout</text:p>
          </table:table-cell>
          <table:table-cell office:value-type="string" calcext:value-type="string">
            <text:p>"Help &gt; About"</text:p>
          </table:table-cell>
          <table:table-cell office:value-type="string" calcext:value-type="string">
            <text:p>Check version and year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Unhandled Exceptions</text:p>
          </table:table-cell>
          <table:table-cell office:value-type="string" calcext:value-type="string">
            <text:p>"Help &gt; About" &gt; Click slightly above the right end of the 1<text:span text:style-name="T1">st</text:span> line</text:p>
          </table:table-cell>
          <table:table-cell office:value-type="string" calcext:value-type="string">
            <text:p>Unhandled exception is thrown and handled</text:p>
            <text:p>Console indicates unhandled exception</text:p>
            <text:p>Exception details can be show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5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"Exit"</text:p>
          </table:table-cell>
          <table:table-cell office:value-type="string" calcext:value-type="string">
            <text:p>YAT exits, no exceptions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"Help &gt; About" &gt; Click 1<text:span text:style-name="T1">st</text:span> line again</text:p>
          </table:table-cell>
          <table:table-cell office:value-type="string" calcext:value-type="string">
            <text:p>Unhandled exception is thrown and handled</text:p>
            <text:p>Console indicates unhandled exception</text:p>
            <text:p>Exception details can be show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"Restart"</text:p>
          </table:table-cell>
          <table:table-cell office:value-type="string" calcext:value-type="string">
            <text:p>YAT restarts, no exceptions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"Help &gt; About" &gt; Click 1<text:span text:style-name="T1">st</text:span> line again</text:p>
          </table:table-cell>
          <table:table-cell office:value-type="string" calcext:value-type="string">
            <text:p>Unhandled exception is thrown and handled</text:p>
            <text:p>Console indicates unhandled exception</text:p>
            <text:p>Exception details can be shown</text:p>
          </table:table-cell>
          <table:table-cell office:value-type="string" calcext:value-type="string">
            <text:p>Becomes async after restart (for whatever reason)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Retry]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"Help &gt; About" &gt; Click 1<text:span text:style-name="T1">st</text:span> line again</text:p>
          </table:table-cell>
          <table:table-cell office:value-type="string" calcext:value-type="string">
            <text:p>Unhandled exception is thrown and handled</text:p>
            <text:p>Console indicates unhandled exception</text:p>
            <text:p>Exception details can be shown</text:p>
          </table:table-cell>
          <table:table-cell office:value-type="string" calcext:value-type="string">
            <text:p>Still async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Ignore]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"Help &gt; About" &gt; Click 1<text:span text:style-name="T1">st</text:span> line again</text:p>
          </table:table-cell>
          <table:table-cell office:value-type="string" calcext:value-type="string">
            <text:p>Exception is being ign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, no exceptions</text:p>
          </table:table-cell>
          <table:table-cell office:value-type="string" calcext:value-type="string">
            <text:p>Required to fully reset exception handling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"Help &gt; About" &gt; Click slightly above the right end of the 2<text:span text:style-name="T1">nd</text:span> line</text:p>
          </table:table-cell>
          <table:table-cell office:value-type="string" calcext:value-type="string">
            <text:p>Same as abov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"Help &gt; About" &gt; Click slightly above the right end of the 3<text:span text:style-name="T1">rd</text:span> line</text:p>
          </table:table-cell>
          <table:table-cell office:value-type="string" calcext:value-type="string">
            <text:p>Same as above, without [Retry] and [Ignore]</text:p>
          </table:table-cell>
          <table:table-cell office:value-type="string" calcext:value-type="string">
            <text:p>Debugger will show the exception =&gt; [Continue]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5" table:number-rows-repeated="6542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Installation" table:style-name="ta1" table:print="false">
        <office:forms form:automatic-focus="false" form:apply-design-mode="false"/>
        <table:table-column table:style-name="co8" table:default-cell-style-name="ce9"/>
        <table:table-column table:style-name="co42" table:default-cell-style-name="ce9"/>
        <table:table-column table:style-name="co43" table:default-cell-style-name="ce9"/>
        <table:table-column table:style-name="co31" table:default-cell-style-name="ce9"/>
        <table:table-column table:style-name="co44" table:default-cell-style-name="ce9"/>
        <table:table-column table:style-name="co45" table:default-cell-style-name="ce9"/>
        <table:table-column table:style-name="co7" table:number-columns-repeated="1018" table:default-cell-style-name="ce9"/>
        <table:table-row table:style-name="ro5" table:number-rows-repeated="3">
          <table:table-cell table:number-columns-repeated="1024"/>
        </table:table-row>
        <table:table-row table:style-name="ro5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6">
          <table:table-cell/>
          <table:table-cell office:value-type="string" calcext:value-type="string">
            <text:p>File system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Open "C:\Program Files\YAT"</text:p>
          </table:table-cell>
          <table:table-cell office:value-type="string" calcext:value-type="string">
            <text:p>3rd party infos</text:p>
            <text:p>ALAZ / MKY / RtfWriter / YAT assemblies</text:p>
            <text:p>Release Notes</text:p>
            <text:p>YAT.exe / YATConsole.exe</text:p>
            <text:p>No NUnit, no test projects</text:p>
          </table:table-cell>
          <table:table-cell table:number-columns-repeated="1019"/>
        </table:table-row>
        <table:table-row table:style-name="ro5">
          <table:table-cell table:number-columns-repeated="4"/>
          <table:table-cell office:value-type="string" calcext:value-type="string">
            <text:p>Timestamp of all executables must be build time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Installed Software</text:p>
          </table:table-cell>
          <table:table-cell office:value-type="string" calcext:value-type="string">
            <text:p>Open "System &gt; Software"</text:p>
          </table:table-cell>
          <table:table-cell office:value-type="string" calcext:value-type="string">
            <text:p>YAT is shown once only</text:p>
          </table:table-cell>
          <table:table-cell office:value-type="string" calcext:value-type="string">
            <text:p>Old versions are replaced automatically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YAT is shown with the correct version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office:value-type="string" calcext:value-type="string">
            <text:p>Local User Settings</text:p>
          </table:table-cell>
          <table:table-cell office:value-type="string" calcext:value-type="string">
            <text:p>Prepare</text:p>
          </table:table-cell>
          <table:table-cell table:style-name="ce8" office:value-type="string" calcext:value-type="string">
            <text:p>Ensure that previous Local User Settings are available</text:p>
          </table:table-cell>
          <table:table-cell/>
          <table:table-cell office:value-type="string" calcext:value-type="string">
            <text:p>This is a quick-fix to feature request #178 "Add test cases for local user settings"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Open "Start &gt; Programs"</text:p>
          </table:table-cell>
          <table:table-cell office:value-type="string" calcext:value-type="string">
            <text:p>YAT must be shown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office:value-type="string" calcext:value-type="string">
            <text:p>YAT</text:p>
          </table:table-cell>
          <table:table-cell office:value-type="string" calcext:value-type="string">
            <text:p>Initial start</text:p>
          </table:table-cell>
          <table:table-cell office:value-type="string" calcext:value-type="string">
            <text:p>Start "Start &gt; Programs &gt; YAT &gt; YAT"</text:p>
          </table:table-cell>
          <table:table-cell table:style-name="ce8" office:value-type="string" calcext:value-type="string">
            <text:p>YAT must start with last settings</text:p>
          </table:table-cell>
          <table:table-cell table:number-columns-repeated="1019"/>
        </table:table-row>
        <table:table-row table:style-name="ro5">
          <table:table-cell table:number-columns-repeated="2"/>
          <table:table-cell office:value-type="string" calcext:value-type="string">
            <text:p>Terminals</text:p>
          </table:table-cell>
          <table:table-cell office:value-type="string" calcext:value-type="string">
            <text:p>Create 2 interconnected serial COM port terminals</text:p>
          </table:table-cell>
          <table:table-cell office:value-type="string" calcext:value-type="string">
            <text:p>Terminals must get created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must be sent back and forth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Define a few predefined command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Ensure that there are some command recent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Ensure that there are some file recents</text:p>
          </table:table-cell>
          <table:table-cell office:value-type="string" calcext:value-type="string">
            <text:p>Files must be usable to send data back and forth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number-columns-repeated="2" office:value-type="string" calcext:value-type="string">
            <text:p>Exit</text:p>
          </table:table-cell>
          <table:table-cell office:value-type="string" calcext:value-type="string">
            <text:p>Workspace including terminals must be auto-saved</text:p>
          </table:table-cell>
          <table:table-cell table:number-columns-repeated="1019"/>
        </table:table-row>
        <table:table-row table:style-name="ro5">
          <table:table-cell table:number-columns-repeated="2"/>
          <table:table-cell office:value-type="string" calcext:value-type="string">
            <text:p>Subsequent start</text:p>
          </table:table-cell>
          <table:table-cell office:value-type="string" calcext:value-type="string">
            <text:p>Start "Start &gt; Programs &gt; YAT &gt; YAT"</text:p>
          </table:table-cell>
          <table:table-cell office:value-type="string" calcext:value-type="string">
            <text:p>Workspace including terminals must be restored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must be sent back and forth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Use previously predefined command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Use command recent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Use file recents</text:p>
          </table:table-cell>
          <table:table-cell office:value-type="string" calcext:value-type="string">
            <text:p>Files must be usable to send data back and forth</text:p>
          </table:table-cell>
          <table:table-cell table:number-columns-repeated="1019"/>
        </table:table-row>
        <table:table-row table:style-name="ro5">
          <table:table-cell table:number-columns-repeated="2"/>
          <table:table-cell office:value-type="string" calcext:value-type="string">
            <text:p>Workspace</text:p>
          </table:table-cell>
          <table:table-cell office:value-type="string" calcext:value-type="string">
            <text:p>"File &gt; Workspace &gt; Close"</text:p>
          </table:table-cell>
          <table:table-cell office:value-type="string" calcext:value-type="string">
            <text:p>Workspace must be closed without exceptions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2"/>
          <table:table-cell office:value-type="string" calcext:value-type="string">
            <text:p>.yat</text:p>
          </table:table-cell>
          <table:table-cell office:value-type="string" calcext:value-type="string">
            <text:p>Create 2 interconnected TCP/IP AutoSocket terminals</text:p>
          </table:table-cell>
          <table:table-cell office:value-type="string" calcext:value-type="string">
            <text:p>Terminals must get interconnected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Save terminals manually (Save As...)</text:p>
          </table:table-cell>
          <table:table-cell office:value-type="string" calcext:value-type="string">
            <text:p>Files must get created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"File &gt; Workspace &gt; Close Workspace"</text:p>
          </table:table-cell>
          <table:table-cell office:value-type="string" calcext:value-type="string">
            <text:p>Workspace must be closed without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"File &gt; Open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rst terminal again</text:p>
          </table:table-cell>
          <table:table-cell office:value-type="string" calcext:value-type="string">
            <text:p>First terminal must be opened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"File &gt; Recent"</text:p>
          </table:table-cell>
          <table:table-cell office:value-type="string" calcext:value-type="string">
            <text:p>Second terminal must be opened</text:p>
          </table:table-cell>
          <table:table-cell table:number-columns-repeated="1019"/>
        </table:table-row>
        <table:table-row table:style-name="ro5">
          <table:table-cell table:number-columns-repeated="2"/>
          <table:table-cell office:value-type="string" calcext:value-type="string">
            <text:p>.yaw</text:p>
          </table:table-cell>
          <table:table-cell office:value-type="string" calcext:value-type="string">
            <text:p>Save workspace manually (Save As...)</text:p>
          </table:table-cell>
          <table:table-cell office:value-type="string" calcext:value-type="string">
            <text:p>File must get created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5">
          <table:table-cell table:number-columns-repeated="2"/>
          <table:table-cell office:value-type="string" calcext:value-type="string">
            <text:p>.yaw/.yat cmd line</text:p>
          </table:table-cell>
          <table:table-cell office:value-type="string" calcext:value-type="string">
            <text:p>Double-click the workspace .yaw</text:p>
          </table:table-cell>
          <table:table-cell office:value-type="string" calcext:value-type="string">
            <text:p>YAT and terminals must be opened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Double-click one of the terminal .yat</text:p>
          </table:table-cell>
          <table:table-cell office:value-type="string" calcext:value-type="string">
            <text:p>YAT and terminal must be opened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YAT.exe</text:p>
          </table:table-cell>
          <table:table-cell office:value-type="string" calcext:value-type="string">
            <text:p>Verify that console based start work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erify that help is shown in message box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erify that errors are handled and help is outpu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YATConsole.exe</text:p>
          </table:table-cell>
          <table:table-cell office:value-type="string" calcext:value-type="string">
            <text:p>Verify that console based start work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erify that help is shown in consol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erify that errors are handled and help is output</text:p>
          </table:table-cell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Main</text:p>
          </table:table-cell>
          <table:table-cell office:value-type="string" calcext:value-type="string">
            <text:p>Welcome</text:p>
          </table:table-cell>
          <table:table-cell office:value-type="string" calcext:value-type="string">
            <text:p>Check versio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elease Notes</text:p>
          </table:table-cell>
          <table:table-cell office:value-type="string" calcext:value-type="string">
            <text:p>"Help &gt; Release Notes"</text:p>
          </table:table-cell>
          <table:table-cell office:value-type="string" calcext:value-type="string">
            <text:p>Check version and year/date</text:p>
          </table:table-cell>
          <table:table-cell table:number-columns-repeated="1019"/>
        </table:table-row>
        <table:table-row table:style-name="ro5">
          <table:table-cell table:number-columns-repeated="2"/>
          <table:table-cell office:value-type="string" calcext:value-type="string">
            <text:p>About</text:p>
          </table:table-cell>
          <table:table-cell office:value-type="string" calcext:value-type="string">
            <text:p>"Help &gt; About"</text:p>
          </table:table-cell>
          <table:table-cell office:value-type="string" calcext:value-type="string">
            <text:p>Check version and year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office:value-type="string" calcext:value-type="string">
            <text:p>Concurrent Instances in case of AutoSave</text:p>
          </table:table-cell>
          <table:table-cell office:value-type="string" calcext:value-type="string">
            <text:p>Precondition</text:p>
          </table:table-cell>
          <table:table-cell office:value-type="string" calcext:value-type="string">
            <text:p>LocalUserSettings.General.AutoOpenWorkspace = true</text:p>
          </table:table-cell>
          <table:table-cell/>
          <table:table-cell office:value-type="string" calcext:value-type="string">
            <text:p>This test initially was implemented as YAT.Model.Test.FileHandlingTest.TestConcurrentInstancesInCaseOfAutoSave() and...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LocalUserSettings.General.AutoSaveWorkspace = true</text:p>
          </table:table-cell>
          <table:table-cell/>
          <table:table-cell office:value-type="string" calcext:value-type="string">
            <text:p>...YAT.Model.Test.FileHandlingTest.TestSequenceOfUseCases_6_through_9_()::UC9 with a third main.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LocalUserSettings.AutoWorkspace.FilePath = ""</text:p>
          </table:table-cell>
          <table:table-cell/>
          <table:table-cell office:value-type="string" calcext:value-type="string">
            <text:p>However, these tests cannot be done automatically due to limitations of running really concurrent instances out of a single NUnit test script.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2"/>
          <table:table-cell office:value-type="string" calcext:value-type="string">
            <text:p>Step 1 :: Initial start and exit</text:p>
          </table:table-cell>
          <table:table-cell office:value-type="string" calcext:value-type="string">
            <text:p>Initial start</text:p>
          </table:table-cell>
          <table:table-cell table:number-columns-repeated="1020"/>
        </table:table-row>
        <table:table-row table:style-name="ro5">
          <table:table-cell table:number-columns-repeated="3"/>
          <table:table-cell office:value-type="string" calcext:value-type="string">
            <text:p>Create new terminal</text:p>
          </table:table-cell>
          <table:table-cell office:value-type="string" calcext:value-type="string">
            <text:p>Auto workspace with 1 auto terminal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Define a few predefined commands</text:p>
          </table:table-cell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7">
          <table:table-cell table:number-columns-repeated="2"/>
          <table:table-cell office:value-type="string" calcext:value-type="string">
            <text:p>Step 2 :: Subsequent and concurrent start with nested exit</text:p>
          </table:table-cell>
          <table:table-cell office:value-type="string" calcext:value-type="string">
            <text:p>Subsequent start (instance #1)</text:p>
          </table:table-cell>
          <table:table-cell office:value-type="string" calcext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8">
          <table:table-cell table:number-columns-repeated="3"/>
          <table:table-cell office:value-type="string" calcext:value-type="string">
            <text:p>Concurrent start (instance #2)</text:p>
          </table:table-cell>
          <table:table-cell office:value-type="string" calcext:value-type="string">
            <text:p>Instance #2:</text:p>
            <text:p>New terminal can be created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Exit instance #2</text:p>
          </table:table-cell>
          <table:table-cell table:number-columns-repeated="1020"/>
        </table:table-row>
        <table:table-row table:style-name="ro5">
          <table:table-cell table:number-columns-repeated="3"/>
          <table:table-cell office:value-type="string" calcext:value-type="string">
            <text:p>Exit instance #1</text:p>
          </table:table-cell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8">
          <table:table-cell table:number-columns-repeated="2"/>
          <table:table-cell office:value-type="string" calcext:value-type="string">
            <text:p>Step 3 :: Subsequent start and exit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7">
          <table:table-cell table:number-columns-repeated="2"/>
          <table:table-cell office:value-type="string" calcext:value-type="string">
            <text:p>Step 4 :: Subsequent and concurrent start with sequential exit</text:p>
          </table:table-cell>
          <table:table-cell office:value-type="string" calcext:value-type="string">
            <text:p>Subsequent start (instance #1)</text:p>
          </table:table-cell>
          <table:table-cell office:value-type="string" calcext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8">
          <table:table-cell table:number-columns-repeated="3"/>
          <table:table-cell office:value-type="string" calcext:value-type="string">
            <text:p>Concurrent start (instance #2)</text:p>
          </table:table-cell>
          <table:table-cell office:value-type="string" calcext:value-type="string">
            <text:p>Instance #2:</text:p>
            <text:p>New terminal can be created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Exit instance #1</text:p>
          </table:table-cell>
          <table:table-cell table:number-columns-repeated="1020"/>
        </table:table-row>
        <table:table-row table:style-name="ro5">
          <table:table-cell table:number-columns-repeated="3"/>
          <table:table-cell office:value-type="string" calcext:value-type="string">
            <text:p>Exit instance #2</text:p>
          </table:table-cell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8">
          <table:table-cell table:number-columns-repeated="2"/>
          <table:table-cell office:value-type="string" calcext:value-type="string">
            <text:p>Step 5 :: Subsequent start and exit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5" table:number-rows-repeated="65452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hadow="none" fo:background-color="transparent" loext:scale-to-X="1" loext:scale-to-Y="10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4">00.00.0000</text:date>, <text:time style:data-style-name="N2" text:time-value="14:41:58.60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21DT13H1S</meta:editing-duration>
    <meta:editing-cycles>247</meta:editing-cycles>
    <meta:generator>LibreOffice/5.3.0.3$Windows_X86_64 LibreOffice_project/7074905676c47b82bbcfbea1aeefc84afe1c50e1</meta:generator>
    <dc:date>2017-10-14T08:37:03.293000000</dc:date>
    <meta:print-date>2013-02-02T14:44:49.07</meta:print-date>
    <meta:document-statistic meta:table-count="12" meta:cell-count="1293" meta:object-count="0"/>
    <meta:user-defined meta:name="Info 1"/>
    <meta:user-defined meta:name="Info 2"/>
    <meta:user-defined meta:name="Info 3"/>
    <meta:user-defined meta:name="Info 4"/>
  </office:meta>
</office:document-meta>
</file>